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4.2472in"/>
    </style:style>
    <style:style style:name="co3" style:family="table-column">
      <style:table-column-properties fo:break-before="auto" style:column-width="1.4992in"/>
    </style:style>
    <style:style style:name="co6" style:family="table-column">
      <style:table-column-properties fo:break-before="auto" style:column-width="1.8146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6472in"/>
    </style:style>
    <style:style style:name="ro1" style:family="table-row">
      <style:table-row-properties style:row-height="0.3445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ce13" style:family="table-cell" style:parent-style-name="Default">
      <style:text-properties fo:color="#ff00ff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ext-properties style:font-name="Liberation Serif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ff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  <style:style style:name="T3" style:family="text">
      <style:text-properties fo:font-style="italic" style:font-size-asian="14pt" style:font-style-asian="italic" style:font-size-complex="14pt" style:font-style-complex="italic"/>
    </style:style>
    <style:style style:name="T4" style:family="text">
      <style:text-properties style:text-position="super 58%" fo:font-style="italic" style:font-size-asian="14pt" style:font-style-asian="italic" style:font-size-complex="14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 fo:font-style="italic" style:font-style-asian="italic" style:font-style-complex="italic"/>
    </style:style>
    <style:style style:name="T7" style:family="text">
      <style:text-properties style:font-name="Liberation Sans1"/>
    </style:style>
  </office:automatic-styles>
  <office:body>
    <office:spreadsheet>
      <table:table table:name="20th Centu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7" table:default-cell-style-name="ce9"/>
        <table:table-row table:style-name="ro1">
          <table:table-cell/>
          <table:table-cell table:style-name="ce4" office:value-type="string">
            <text:p>Astronomy Event Time Line</text:p>
          </table:table-cell>
          <table:table-cell table:style-name="ce4"/>
          <table:table-cell/>
        </table:table-row>
        <table:table-row table:style-name="ro1">
          <table:table-cell/>
          <table:table-cell table:style-name="ce15" office:value-type="string">
            <text:p><text:span text:style-name="T5">20</text:span><text:span text:style-name="T6">th</text:span><text:span text:style-name="T5"> Century</text:span></text:p>
          </table:table-cell>
          <table:table-cell table:style-name="ce4"/>
          <table:table-cell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3">
          <table:table-cell table:style-name="ce3" office:value-type="date" office:date-value="1998-01-01">
            <text:p>1998-01-01</text:p>
          </table:table-cell>
          <table:table-cell office:value-type="string">
            <text:p>Dark energy detected</text:p>
          </table:table-cell>
          <table:table-cell/>
          <table:table-cell office:value-type="string">
            <text:p>AJ, 116, 1998; ApJ517, 1999</text:p>
          </table:table-cell>
        </table:table-row>
        <table:table-row table:style-name="ro3">
          <table:table-cell table:style-name="ce3" office:value-type="date" office:date-value="1996-01-01">
            <text:p>1996-01-01</text:p>
          </table:table-cell>
          <table:table-cell office:value-type="string">
            <text:p>Hubble deep field published</text:p>
          </table:table-cell>
          <table:table-cell/>
          <table:table-cell office:value-type="string">
            <text:p>AJ, 112, 1996</text:p>
          </table:table-cell>
        </table:table-row>
        <table:table-row table:style-name="ro3">
          <table:table-cell table:style-name="ce3" office:value-type="date" office:date-value="1996-01-01">
            <text:p>1996-01-01</text:p>
          </table:table-cell>
          <table:table-cell office:value-type="string">
            <text:p>Extra-solar planets discovered</text:p>
          </table:table-cell>
          <table:table-cell/>
          <table:table-cell office:value-type="string">
            <text:p>Nature, 355, 147, 1992; ASP Conf, 109, 1996; ApJ, 464, 1996</text:p>
          </table:table-cell>
        </table:table-row>
        <table:table-row table:style-name="ro3">
          <table:table-cell table:style-name="ce3" office:value-type="date" office:date-value="1990-01-01">
            <text:p>1990-01-01</text:p>
          </table:table-cell>
          <table:table-cell office:value-type="string">
            <text:p>The Hubble space telescope is launched</text:p>
          </table:table-cell>
          <table:table-cell table:number-columns-repeated="2"/>
        </table:table-row>
        <table:table-row table:style-name="ro3">
          <table:table-cell table:style-name="ce3" office:value-type="date" office:date-value="1987-01-01">
            <text:p>1987-01-01</text:p>
          </table:table-cell>
          <table:table-cell office:value-type="string">
            <text:p>First detection of extra-solar neutrinos</text:p>
          </table:table-cell>
          <table:table-cell office:value-type="string">
            <text:p>particle</text:p>
          </table:table-cell>
          <table:table-cell office:value-type="string">
            <text:p>Phy Rev Let, 58, 1987</text:p>
          </table:table-cell>
        </table:table-row>
        <table:table-row table:style-name="ro3">
          <table:table-cell table:style-name="ce3" office:value-type="date" office:date-value="1986-01-01">
            <text:p>1986-01-01</text:p>
          </table:table-cell>
          <table:table-cell office:value-type="string">
            <text:p>Huchra and Geller measure filamentary structure of cosmology</text:p>
          </table:table-cell>
          <table:table-cell/>
          <table:table-cell office:value-type="string">
            <text:p>ApJ, 302, 1986</text:p>
          </table:table-cell>
        </table:table-row>
        <table:table-row table:style-name="ro3">
          <table:table-cell table:style-name="ce3" office:value-type="date" office:date-value="1981-01-01">
            <text:p>1981-01-01</text:p>
          </table:table-cell>
          <table:table-cell office:value-type="string">
            <text:p>Guth proposes inflationary model of cosmology</text:p>
          </table:table-cell>
          <table:table-cell/>
          <table:table-cell office:value-type="string">
            <text:p>Phy Rev D, 23, 1981</text:p>
          </table:table-cell>
        </table:table-row>
        <table:table-row table:style-name="ro3">
          <table:table-cell table:style-name="ce3" office:value-type="date" office:date-value="1979-01-01">
            <text:p>1979-01-01</text:p>
          </table:table-cell>
          <table:table-cell office:value-type="string">
            <text:p>gravitational lensing discovered</text:p>
          </table:table-cell>
          <table:table-cell office:value-type="string">
            <text:p>gen rel</text:p>
          </table:table-cell>
          <table:table-cell office:value-type="string">
            <text:p>Nature, 279, 1979</text:p>
          </table:table-cell>
        </table:table-row>
        <table:table-row table:style-name="ro3">
          <table:table-cell table:style-name="ce3" office:value-type="date" office:date-value="1978-01-01">
            <text:p>1978-01-01</text:p>
          </table:table-cell>
          <table:table-cell office:value-type="string">
            <text:p>Rubin show pervasive dark matter</text:p>
          </table:table-cell>
          <table:table-cell office:value-type="string">
            <text:p>particle</text:p>
          </table:table-cell>
          <table:table-cell office:value-type="string">
            <text:p>Apj, 225, 1978</text:p>
          </table:table-cell>
        </table:table-row>
        <table:table-row table:style-name="ro3">
          <table:table-cell table:style-name="ce3" office:value-type="date" office:date-value="1975-01-01">
            <text:p>1975-01-01</text:p>
          </table:table-cell>
          <table:table-cell office:value-type="string">
            <text:p>Binary pulsar used to detect gravity radiation</text:p>
          </table:table-cell>
          <table:table-cell office:value-type="string">
            <text:p>gen rel</text:p>
          </table:table-cell>
          <table:table-cell office:value-type="string">
            <text:p>ApJ, 195, 1075; Nature, 277, 1979</text:p>
          </table:table-cell>
        </table:table-row>
        <table:table-row table:style-name="ro3">
          <table:table-cell table:style-name="ce3" office:value-type="date" office:date-value="1973-01-01">
            <text:p>1973-01-01</text:p>
          </table:table-cell>
          <table:table-cell office:value-type="string">
            <text:p>gamma ray bursts detected</text:p>
          </table:table-cell>
          <table:table-cell office:value-type="string">
            <text:p>gamma ray</text:p>
          </table:table-cell>
          <table:table-cell office:value-type="string">
            <text:p>ApJ, 182, 1973</text:p>
          </table:table-cell>
        </table:table-row>
        <table:table-row table:style-name="ro3">
          <table:table-cell table:style-name="ce3" office:value-type="date" office:date-value="1972-01-01">
            <text:p>1972-01-01</text:p>
          </table:table-cell>
          <table:table-cell office:value-type="string">
            <text:p>Webster and Murdin propose Cyg X-1 as a possible black hole</text:p>
          </table:table-cell>
          <table:table-cell/>
          <table:table-cell office:value-type="string">
            <text:p>Nature, 235, 37, 1972 cf Bolton, Nature, 240, 124, 1972</text:p>
          </table:table-cell>
        </table:table-row>
        <table:table-row table:style-name="ro3">
          <table:table-cell table:style-name="ce3" office:value-type="date" office:date-value="1972-01-01">
            <text:p>1972-01-01</text:p>
          </table:table-cell>
          <table:table-cell office:value-type="string">
            <text:p>Mariner 9 shows a different picture of Mars</text:p>
          </table:table-cell>
          <table:table-cell/>
          <table:table-cell office:value-type="string">
            <text:p>Icarus, 17, 1972</text:p>
          </table:table-cell>
        </table:table-row>
        <table:table-row table:style-name="ro3">
          <table:table-cell table:style-name="ce3" office:value-type="date" office:date-value="1969-01-01">
            <text:p>1969-01-01</text:p>
          </table:table-cell>
          <table:table-cell office:value-type="string">
            <text:p>Apollo XI lands on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968-01-01">
            <text:p>1968-01-01</text:p>
          </table:table-cell>
          <table:table-cell office:value-type="string">
            <text:p>Ray Davis build first neutrino telescope</text:p>
          </table:table-cell>
          <table:table-cell office:value-type="string">
            <text:p>particle</text:p>
          </table:table-cell>
          <table:table-cell office:value-type="string">
            <text:p>Phy Rev Let, 20, 1968</text:p>
          </table:table-cell>
        </table:table-row>
        <table:table-row table:style-name="ro3">
          <table:table-cell table:style-name="ce3" office:value-type="date" office:date-value="1967-01-01">
            <text:p>1967-01-01</text:p>
          </table:table-cell>
          <table:table-cell office:value-type="string">
            <text:p>Jocelyn Bell discovers pulsars</text:p>
          </table:table-cell>
          <table:table-cell/>
          <table:table-cell office:value-type="string">
            <text:p>Nature, 217, 1968; Nature, 218, 1968</text:p>
          </table:table-cell>
        </table:table-row>
        <table:table-row table:style-name="ro3">
          <table:table-cell table:style-name="ce3" office:value-type="date" office:date-value="1967-01-01">
            <text:p>1967-01-01</text:p>
          </table:table-cell>
          <table:table-cell office:value-type="string">
            <text:p>Wheeler reintroduces study of black holes (196?)</text:p>
          </table:table-cell>
          <table:table-cell table:number-columns-repeated="2"/>
        </table:table-row>
        <table:table-row table:style-name="ro3">
          <table:table-cell table:style-name="ce3" office:value-type="date" office:date-value="1966-01-01">
            <text:p>1966-01-01</text:p>
          </table:table-cell>
          <table:table-cell office:value-type="string">
            <text:p>John Kraus, OSU, writes “Radio Astronomy”</text:p>
          </table:table-cell>
          <table:table-cell office:value-type="string">
            <text:p>radio astronomy</text:p>
          </table:table-cell>
          <table:table-cell table:style-name="ce19" office:value-type="string">
            <text:p>Radio Astronomy, 1966, McGraw-Hill AJB 66.11.28</text:p>
          </table:table-cell>
        </table:table-row>
        <table:table-row table:style-name="ro3">
          <table:table-cell table:style-name="ce3" office:value-type="date" office:date-value="1966-01-01">
            <text:p>1966-01-01</text:p>
          </table:table-cell>
          <table:table-cell office:value-type="string">
            <text:p>Luna IX lands on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965-01-01">
            <text:p>1965-01-01</text:p>
          </table:table-cell>
          <table:table-cell office:value-type="string">
            <text:p>Arno Penzias and Robert Wilson detect cosmic background radiation</text:p>
          </table:table-cell>
          <table:table-cell/>
          <table:table-cell office:value-type="string">
            <text:p>ApJ, 142, 1965</text:p>
          </table:table-cell>
        </table:table-row>
        <table:table-row table:style-name="ro3">
          <table:table-cell table:style-name="ce3" office:value-type="date" office:date-value="1965-01-01">
            <text:p>1965-01-01</text:p>
          </table:table-cell>
          <table:table-cell office:value-type="string">
            <text:p>First infrared survey of the sky</text:p>
          </table:table-cell>
          <table:table-cell office:value-type="string">
            <text:p>infrared</text:p>
          </table:table-cell>
          <table:table-cell office:value-type="string">
            <text:p>ApJ 142, 399, 1965</text:p>
          </table:table-cell>
        </table:table-row>
        <table:table-row table:style-name="ro3">
          <table:table-cell table:style-name="ce3" office:value-type="date" office:date-value="1963-01-01">
            <text:p>1963-01-01</text:p>
          </table:table-cell>
          <table:table-cell office:value-type="string">
            <text:p>Maarten Schmidt discovers the first quasar</text:p>
          </table:table-cell>
          <table:table-cell table:number-columns-repeated="2"/>
        </table:table-row>
        <table:table-row table:style-name="ro3">
          <table:table-cell table:style-name="ce3" office:value-type="date" office:date-value="1963-01-01">
            <text:p>1963-01-01</text:p>
          </table:table-cell>
          <table:table-cell office:value-type="string">
            <text:p>detection of interstellar OH</text:p>
          </table:table-cell>
          <table:table-cell office:value-type="string">
            <text:p>radio astronomy</text:p>
          </table:table-cell>
          <table:table-cell office:value-type="string">
            <text:p>Nature, 200, 11/20/1963</text:p>
          </table:table-cell>
        </table:table-row>
        <table:table-row table:style-name="ro3">
          <table:table-cell table:style-name="ce3" office:value-type="date" office:date-value="1963-01-01">
            <text:p>1963-01-01</text:p>
          </table:table-cell>
          <table:table-cell office:value-type="string">
            <text:p>quasars discovered</text:p>
          </table:table-cell>
          <table:table-cell/>
          <table:table-cell office:value-type="string">
            <text:p>Nature, 197, 1963</text:p>
          </table:table-cell>
        </table:table-row>
        <table:table-row table:style-name="ro3">
          <table:table-cell table:style-name="ce3" office:value-type="date" office:date-value="1962-01-01">
            <text:p>1962-01-01</text:p>
          </table:table-cell>
          <table:table-cell office:value-type="string">
            <text:p>Mariner II flies by Venus</text:p>
          </table:table-cell>
          <table:table-cell table:number-columns-repeated="2"/>
        </table:table-row>
        <table:table-row table:style-name="ro3">
          <table:table-cell table:style-name="ce3" office:value-type="date" office:date-value="1962-01-01">
            <text:p>1962-01-01</text:p>
          </table:table-cell>
          <table:table-cell office:value-type="string">
            <text:p>Yuri Gagarin becomes the first man to orbit the earth</text:p>
          </table:table-cell>
          <table:table-cell table:number-columns-repeated="2"/>
        </table:table-row>
        <table:table-row table:style-name="ro3">
          <table:table-cell table:style-name="ce3" office:value-type="date" office:date-value="1962-01-01">
            <text:p>1962-01-01</text:p>
          </table:table-cell>
          <table:table-cell office:value-type="string">
            <text:p>Extra-solar x-rays detected via rockets</text:p>
          </table:table-cell>
          <table:table-cell office:value-type="string">
            <text:p>X-rays</text:p>
          </table:table-cell>
          <table:table-cell office:value-type="string">
            <text:p>Phys Rev Let, 9, 1962</text:p>
          </table:table-cell>
        </table:table-row>
        <table:table-row table:style-name="ro3">
          <table:table-cell table:style-name="ce3" office:value-type="date" office:date-value="1958-01-01">
            <text:p>1958-01-01</text:p>
          </table:table-cell>
          <table:table-cell office:value-type="string">
            <text:p>Observations of van Allen radiation belts</text:p>
          </table:table-cell>
          <table:table-cell/>
          <table:table-cell office:value-type="string">
            <text:p>Jet Propulsion, 28, 1958</text:p>
          </table:table-cell>
        </table:table-row>
        <table:table-row table:style-name="ro3">
          <table:table-cell table:style-name="ce3" office:value-type="date" office:date-value="1957-10-04">
            <text:p>1957-10-04</text:p>
          </table:table-cell>
          <table:table-cell office:value-type="string">
            <text:p>The Soviet Union launches Sputnik I, the first artificial earth satellite</text:p>
          </table:table-cell>
          <table:table-cell table:number-columns-repeated="2"/>
        </table:table-row>
        <table:table-row table:style-name="ro3">
          <table:table-cell table:style-name="ce3" office:value-type="date" office:date-value="1957-01-01">
            <text:p>1957-01-01</text:p>
          </table:table-cell>
          <table:table-cell office:value-type="string">
            <text:p>B2FH propose complete nuclear creation cycle</text:p>
          </table:table-cell>
          <table:table-cell/>
          <table:table-cell office:value-type="string">
            <text:p>Rev Mod Phys, 29, ?? 1957</text:p>
          </table:table-cell>
        </table:table-row>
        <table:table-row table:style-name="ro3">
          <table:table-cell table:style-name="ce3" office:value-type="date" office:date-value="1956-08-16">
            <text:p>1956-08-16</text:p>
          </table:table-cell>
          <table:table-cell office:value-type="string">
            <text:p>Our hero is born</text:p>
          </table:table-cell>
          <table:table-cell/>
          <table:table-cell table:style-name="ce20" office:value-type="date" office:date-value="1956-08-16">
            <text:p>08/16/56</text:p>
          </table:table-cell>
        </table:table-row>
        <table:table-row table:style-name="ro3">
          <table:table-cell table:style-name="ce3" office:value-type="date" office:date-value="1954-01-01">
            <text:p>1954-01-01</text:p>
          </table:table-cell>
          <table:table-cell office:value-type="string">
            <text:p>Hoyle proposes carbon and oxygen burning</text:p>
          </table:table-cell>
          <table:table-cell/>
          <table:table-cell office:value-type="string">
            <text:p>ApJ Supp. 1, 121 1954</text:p>
          </table:table-cell>
        </table:table-row>
        <table:table-row table:style-name="ro3">
          <table:table-cell table:style-name="ce3" office:value-type="date" office:date-value="1954-01-01">
            <text:p>1954-01-01</text:p>
          </table:table-cell>
          <table:table-cell office:value-type="string">
            <text:p>van de Hulst detects MW spiral structure in radio</text:p>
          </table:table-cell>
          <table:table-cell/>
          <table:table-cell office:value-type="string">
            <text:p>Bull Astron Inst Netherlands, 12, May 14 1954</text:p>
          </table:table-cell>
        </table:table-row>
        <table:table-row table:style-name="ro3">
          <table:table-cell table:style-name="ce3" office:value-type="date" office:date-value="1952-01-01">
            <text:p>1952-01-01</text:p>
          </table:table-cell>
          <table:table-cell office:value-type="string">
            <text:p>Baade doubles size of the universe, cepheids and RR lyraes</text:p>
          </table:table-cell>
          <table:table-cell/>
          <table:table-cell office:value-type="string">
            <text:p>Trans IAU, 8, , 1952</text:p>
          </table:table-cell>
        </table:table-row>
        <table:table-row table:style-name="ro3">
          <table:table-cell table:style-name="ce3" office:value-type="date" office:date-value="1952-01-01">
            <text:p>1952-01-01</text:p>
          </table:table-cell>
          <table:table-cell office:value-type="string">
            <text:p>Morgan discovers spiral structure of MW</text:p>
          </table:table-cell>
          <table:table-cell/>
          <table:table-cell office:value-type="string">
            <text:p>ApJ, 57,, 1952</text:p>
          </table:table-cell>
        </table:table-row>
        <table:table-row table:style-name="ro3">
          <table:table-cell table:style-name="ce3" office:value-type="date" office:date-value="1951-03-25">
            <text:p>1951-03-25</text:p>
          </table:table-cell>
          <table:table-cell office:value-type="string">
            <text:p>Ewen and Purcell detect 21cm HI line</text:p>
          </table:table-cell>
          <table:table-cell/>
          <table:table-cell office:value-type="string">
            <text:p>1951, Nature, 168, 356;</text:p>
          </table:table-cell>
        </table:table-row>
        <table:table-row table:style-name="ro3">
          <table:table-cell table:style-name="ce3" office:value-type="date" office:date-value="1951-01-01">
            <text:p>1951-01-01</text:p>
          </table:table-cell>
          <table:table-cell office:value-type="string">
            <text:p>Salpeter and Opik proposes triple alpha burning</text:p>
          </table:table-cell>
          <table:table-cell/>
          <table:table-cell office:value-type="string">
            <text:p>ApJ. 115, 326, 1952 &amp; Opik, Proc Royal Irish Acad 54, 49, 1951</text:p>
          </table:table-cell>
        </table:table-row>
        <table:table-row table:style-name="ro3">
          <table:table-cell table:style-name="ce3" office:value-type="date" office:date-value="1950-01-01">
            <text:p>1950-01-01</text:p>
          </table:table-cell>
          <table:table-cell office:value-type="string">
            <text:p>Oort proposes the Oort cloud of comets</text:p>
          </table:table-cell>
          <table:table-cell/>
          <table:table-cell office:value-type="string">
            <text:p>Bull Astron Inst Netherlands, 11, , Jan 13, 1950</text:p>
          </table:table-cell>
        </table:table-row>
        <table:table-row table:style-name="ro3">
          <table:table-cell table:style-name="ce3" office:value-type="date" office:date-value="1950-01-01">
            <text:p>1950-01-01</text:p>
          </table:table-cell>
          <table:table-cell office:value-type="string">
            <text:p>Whipple proposes dirty snowball model for comets</text:p>
          </table:table-cell>
          <table:table-cell/>
          <table:table-cell office:value-type="string">
            <text:p>ApJ, 111, , 1050</text:p>
          </table:table-cell>
        </table:table-row>
        <table:table-row table:style-name="ro3">
          <table:table-cell table:style-name="ce3" office:value-type="date" office:date-value="1949-01-01">
            <text:p>1949-01-01</text:p>
          </table:table-cell>
          <table:table-cell office:value-type="string">
            <text:p>X-rays detected from the Sun</text:p>
          </table:table-cell>
          <table:table-cell office:value-type="string">
            <text:p>X-rays</text:p>
          </table:table-cell>
          <table:table-cell office:value-type="string">
            <text:p>Phys Rev, 18, 1025, 1951</text:p>
          </table:table-cell>
        </table:table-row>
        <table:table-row table:style-name="ro3">
          <table:table-cell table:style-name="ce3" office:value-type="date" office:date-value="1948-01-01">
            <text:p>1948-01-01</text:p>
          </table:table-cell>
          <table:table-cell office:value-type="string">
            <text:p>The 200-inch telescope is completed on Mt. Palomar</text:p>
          </table:table-cell>
          <table:table-cell table:number-columns-repeated="2"/>
        </table:table-row>
        <table:table-row table:style-name="ro3">
          <table:table-cell table:style-name="ce3" office:value-type="date" office:date-value="1948-01-01">
            <text:p>1948-01-01</text:p>
          </table:table-cell>
          <table:table-cell office:value-type="string">
            <text:p>Bondi, Gold and Hoyle propose the steady-state theory</text:p>
          </table:table-cell>
          <table:table-cell/>
          <table:table-cell office:value-type="string">
            <text:p>Mon Not RAS, 108, 1948</text:p>
          </table:table-cell>
        </table:table-row>
        <table:table-row table:style-name="ro3">
          <table:table-cell table:style-name="ce3" office:value-type="date" office:date-value="1948-01-01">
            <text:p>1948-01-01</text:p>
          </table:table-cell>
          <table:table-cell office:value-type="string">
            <text:p>Gamow proposes the hot Big Bang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945-01-01">
            <text:p>1945-01-01</text:p>
          </table:table-cell>
          <table:table-cell table:style-name="ce16" office:value-type="string">
            <text:p>van de Hulst predicts 21 cm radiation</text:p>
          </table:table-cell>
          <table:table-cell office:value-type="string">
            <text:p>radio astronomy</text:p>
          </table:table-cell>
          <table:table-cell office:value-type="string">
            <text:p>Nederlands tijdschrift voor natuurkunde, 11, 1945</text:p>
          </table:table-cell>
        </table:table-row>
        <table:table-row table:style-name="ro3">
          <table:table-cell table:style-name="ce3" office:value-type="date" office:date-value="1944-01-01">
            <text:p>1944-01-01</text:p>
          </table:table-cell>
          <table:table-cell office:value-type="string">
            <text:p>Oort and van dec Hulst predict 21 cm H1 line</text:p>
          </table:table-cell>
          <table:table-cell table:number-columns-repeated="2"/>
        </table:table-row>
        <table:table-row table:style-name="ro3">
          <table:table-cell table:style-name="ce3" office:value-type="date" office:date-value="1944-01-01">
            <text:p>1944-01-01</text:p>
          </table:table-cell>
          <table:table-cell office:value-type="string">
            <text:p>Baade recognizes two populations of stars</text:p>
          </table:table-cell>
          <table:table-cell/>
          <table:table-cell office:value-type="string">
            <text:p>ApJ, 100, , 1944</text:p>
          </table:table-cell>
        </table:table-row>
        <table:table-row table:style-name="ro3">
          <table:table-cell table:style-name="ce3" office:value-type="date" office:date-value="1944-01-01">
            <text:p>1944-01-01</text:p>
          </table:table-cell>
          <table:table-cell office:value-type="string">
            <text:p>Reber detects cosmic radio waves</text:p>
          </table:table-cell>
          <table:table-cell/>
          <table:table-cell office:value-type="string">
            <text:p>ApJ, 100, , Nov 1944</text:p>
          </table:table-cell>
        </table:table-row>
        <table:table-row table:style-name="ro3">
          <table:table-cell table:style-name="ce3" office:value-type="date" office:date-value="1942-01-01">
            <text:p>1942-01-01</text:p>
          </table:table-cell>
          <table:table-cell office:value-type="string">
            <text:p>J.S. Hey discovers radio emission from the Sun</text:p>
          </table:table-cell>
          <table:table-cell table:number-columns-repeated="2"/>
        </table:table-row>
        <table:table-row table:style-name="ro3">
          <table:table-cell table:style-name="ce3" office:value-type="date" office:date-value="1939-01-01">
            <text:p>1939-01-01</text:p>
          </table:table-cell>
          <table:table-cell office:value-type="string">
            <text:p>Chandrasekhar publishes Stellar Structure</text:p>
          </table:table-cell>
          <table:table-cell/>
          <table:table-cell table:style-name="ce19" office:value-type="string">
            <text:p>An Introduction to the Study of Stellar Structure</text:p>
          </table:table-cell>
        </table:table-row>
        <table:table-row table:style-name="ro3">
          <table:table-cell table:style-name="ce3" office:value-type="date" office:date-value="1939-01-01">
            <text:p>1939-01-01</text:p>
          </table:table-cell>
          <table:table-cell office:value-type="string">
            <text:p>Oppenheimer and Snyder propose black holes</text:p>
          </table:table-cell>
          <table:table-cell/>
          <table:table-cell office:value-type="string">
            <text:p>Phys Rev, 56, 1939</text:p>
          </table:table-cell>
        </table:table-row>
        <table:table-row table:style-name="ro3">
          <table:table-cell table:style-name="ce3" office:value-type="date" office:date-value="1939-01-01">
            <text:p>1939-01-01</text:p>
          </table:table-cell>
          <table:table-cell office:value-type="string">
            <text:p>Bethe published review of energy cycles in stars</text:p>
          </table:table-cell>
          <table:table-cell/>
          <table:table-cell office:value-type="string">
            <text:p>Phys Rev, 55, 434 1939</text:p>
          </table:table-cell>
        </table:table-row>
        <table:table-row table:style-name="ro3">
          <table:table-cell table:style-name="ce3" office:value-type="date" office:date-value="1938-01-01">
            <text:p>1938-01-01</text:p>
          </table:table-cell>
          <table:table-cell office:value-type="string">
            <text:p>Bethe and von Weizsacker identify the carbon-nitrogen cycle of nuclear fusion</text:p>
          </table:table-cell>
          <table:table-cell/>
          <table:table-cell office:value-type="string">
            <text:p>Physikalische Zeitschrift 39, 633, 1939</text:p>
          </table:table-cell>
        </table:table-row>
        <table:table-row table:style-name="ro3">
          <table:table-cell table:style-name="ce3" office:value-type="date" office:date-value="1938-01-01">
            <text:p>1938-01-01</text:p>
          </table:table-cell>
          <table:table-cell office:value-type="string">
            <text:p>Critchfield and Bethe work out p-p cycle</text:p>
          </table:table-cell>
          <table:table-cell/>
          <table:table-cell office:value-type="string">
            <text:p>Phys Rev 54, 248, 1938</text:p>
          </table:table-cell>
        </table:table-row>
        <table:table-row table:style-name="ro3">
          <table:table-cell table:style-name="ce3" office:value-type="date" office:date-value="1937-01-01">
            <text:p>1937-01-01</text:p>
          </table:table-cell>
          <table:table-cell office:value-type="string">
            <text:p>Zwicky discovers dark matter signature</text:p>
          </table:table-cell>
          <table:table-cell office:value-type="string">
            <text:p>particle</text:p>
          </table:table-cell>
          <table:table-cell office:value-type="string">
            <text:p>Helvetica Physica Acta, 6, 110, 1933; Apj, 86, 1937</text:p>
          </table:table-cell>
        </table:table-row>
        <table:table-row table:style-name="ro3">
          <table:table-cell table:style-name="ce3" office:value-type="date" office:date-value="1936-01-01">
            <text:p>1936-01-01</text:p>
          </table:table-cell>
          <table:table-cell office:value-type="string">
            <text:p>Hubble, The Realm of the Nebulae</text:p>
          </table:table-cell>
          <table:table-cell/>
          <table:table-cell table:style-name="ce19" office:value-type="string">
            <text:p>The Realm of the Nebulae</text:p>
          </table:table-cell>
        </table:table-row>
        <table:table-row table:style-name="ro3">
          <table:table-cell table:style-name="ce3" office:value-type="date" office:date-value="1934-01-01">
            <text:p>1934-01-01</text:p>
          </table:table-cell>
          <table:table-cell office:value-type="string">
            <text:p>Baade and Zwicky develop supernova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933-01-01">
            <text:p>1933-01-01</text:p>
          </table:table-cell>
          <table:table-cell office:value-type="string">
            <text:p>Karl Jansky detects cosmic radio waves</text:p>
          </table:table-cell>
          <table:table-cell office:value-type="string">
            <text:p>radio astronomy</text:p>
          </table:table-cell>
          <table:table-cell table:style-name="Default" office:value-type="string">
            <text:p>1933, Proc. IRE, 21, 1387; 1933, Nature, 132, 66</text:p>
          </table:table-cell>
        </table:table-row>
        <table:table-row table:style-name="ro3">
          <table:table-cell table:style-name="ce3" office:value-type="date" office:date-value="1933-01-01">
            <text:p>1933-01-01</text:p>
          </table:table-cell>
          <table:table-cell office:value-type="string">
            <text:p>Zwicky and Baade propose neutron stars</text:p>
          </table:table-cell>
          <table:table-cell/>
          <table:table-cell office:value-type="string">
            <text:p>Proc. Nat. Acad. Sci., 20, 1934</text:p>
          </table:table-cell>
        </table:table-row>
        <table:table-row table:style-name="ro3">
          <table:table-cell table:style-name="ce3" office:value-type="date" office:date-value="1931-01-01">
            <text:p>1931-01-01</text:p>
          </table:table-cell>
          <table:table-cell office:value-type="string">
            <text:p>Eddington publishes Lemaitre's theory</text:p>
          </table:table-cell>
          <table:table-cell/>
          <table:table-cell office:value-type="string">
            <text:p>Mon Not RAS, 91, 1931</text:p>
          </table:table-cell>
        </table:table-row>
        <table:table-row table:style-name="ro3">
          <table:table-cell table:style-name="ce3" office:value-type="date" office:date-value="1931-01-01">
            <text:p>1931-01-01</text:p>
          </table:table-cell>
          <table:table-cell office:value-type="string">
            <text:p>Chandrasekhar announces maximum mass for white dwarf</text:p>
          </table:table-cell>
          <table:table-cell/>
          <table:table-cell office:value-type="string">
            <text:p>ApJ, ??, 81, 1931, ApJ, ??, </text:p>
          </table:table-cell>
        </table:table-row>
        <table:table-row table:style-name="ro3">
          <table:table-cell table:style-name="ce3" office:value-type="date" office:date-value="1930-03-13">
            <text:p>1930-03-13</text:p>
          </table:table-cell>
          <table:table-cell office:value-type="string">
            <text:p>Clyde Tombaugh discovers the planet Pluto</text:p>
          </table:table-cell>
          <table:table-cell/>
          <table:table-cell office:value-type="string">
            <text:p>Lowell Obs Observation Circular, March 13 1930</text:p>
          </table:table-cell>
        </table:table-row>
        <table:table-row table:style-name="ro3">
          <table:table-cell table:style-name="ce3" office:value-type="date" office:date-value="1930-01-01">
            <text:p>1930-01-01</text:p>
          </table:table-cell>
          <table:table-cell office:value-type="string">
            <text:p>Shapley publishes Star Clusters</text:p>
          </table:table-cell>
          <table:table-cell/>
          <table:table-cell table:style-name="ce19" office:value-type="string">
            <text:p>Star Clusters, Harvard Obs Monograph 2</text:p>
          </table:table-cell>
        </table:table-row>
        <table:table-row table:style-name="ro3">
          <table:table-cell table:style-name="ce3" office:value-type="date" office:date-value="1930-01-01">
            <text:p>1930-01-01</text:p>
          </table:table-cell>
          <table:table-cell office:value-type="string">
            <text:p>Opik proposes stellar nuclear shell burning</text:p>
          </table:table-cell>
          <table:table-cell/>
          <table:table-cell office:value-type="string">
            <text:p>Publications de l'Observatoire astronomique de l'Universit<text:span text:style-name="T7">é</text:span> de Tartu, v30</text:p>
          </table:table-cell>
        </table:table-row>
        <table:table-row table:style-name="ro3">
          <table:table-cell table:style-name="ce3" office:value-type="date" office:date-value="1929-01-01">
            <text:p>1929-01-01</text:p>
          </table:table-cell>
          <table:table-cell office:value-type="string">
            <text:p>Hubble identifies the velocity-distance relation</text:p>
          </table:table-cell>
          <table:table-cell/>
          <table:table-cell office:value-type="string">
            <text:p>Proc. Nat. Acad. Sci., 15, 1929</text:p>
          </table:table-cell>
        </table:table-row>
        <table:table-row table:style-name="ro3">
          <table:table-cell table:style-name="ce3" office:value-type="date" office:date-value="1929-01-01">
            <text:p>1929-01-01</text:p>
          </table:table-cell>
          <table:table-cell office:value-type="string">
            <text:p>Atkinson and Houtermans show that hydrogen can power stars</text:p>
          </table:table-cell>
          <table:table-cell/>
          <table:table-cell office:value-type="string">
            <text:p>Zeit fur Phys 54, 656, 1929 and Atkinson, ApJ, 73, 1931, p250 and p308</text:p>
          </table:table-cell>
        </table:table-row>
        <table:table-row table:style-name="ro3">
          <table:table-cell table:style-name="ce3" office:value-type="date" office:date-value="1927-01-01">
            <text:p>1927-01-01</text:p>
          </table:table-cell>
          <table:table-cell office:value-type="string">
            <text:p>Oort interprets Kaptyen's data as galactic rota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927-01-01">
            <text:p>1927-01-01</text:p>
          </table:table-cell>
          <table:table-cell office:value-type="string">
            <text:p>Lemaitre proposes his quantum theory of the origin of the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926-01-01">
            <text:p>1926-01-01</text:p>
          </table:table-cell>
          <table:table-cell office:value-type="string">
            <text:p>Eddington, The Internal Constitution of the Stars</text:p>
          </table:table-cell>
          <table:table-cell/>
          <table:table-cell table:style-name="ce19" office:value-type="string">
            <text:p>The Internal Constitution of Stars, Cambridge Univ Press</text:p>
          </table:table-cell>
        </table:table-row>
        <table:table-row table:style-name="ro3">
          <table:table-cell table:style-name="ce3" office:value-type="date" office:date-value="1925-01-01">
            <text:p>1925-01-01</text:p>
          </table:table-cell>
          <table:table-cell office:value-type="string">
            <text:p>Eddington derives the mass-luminosity law</text:p>
          </table:table-cell>
          <table:table-cell/>
          <table:table-cell office:value-type="string">
            <text:p>Mon Not RAS, v 84, 1924</text:p>
          </table:table-cell>
        </table:table-row>
        <table:table-row table:style-name="ro3">
          <table:table-cell table:style-name="ce3" office:value-type="date" office:date-value="1925-01-01">
            <text:p>1925-01-01</text:p>
          </table:table-cell>
          <table:table-cell table:style-name="ce17" office:value-type="string">
            <text:p>Payne predicts that Hydrogen is the most abundant element</text:p>
          </table:table-cell>
          <table:table-cell/>
          <table:table-cell table:style-name="ce19" office:value-type="string">
            <text:p>Stellar Atmospheres, Harvard Obs Monograph 1</text:p>
          </table:table-cell>
        </table:table-row>
        <table:table-row table:style-name="ro3">
          <table:table-cell table:style-name="ce3" office:value-type="date" office:date-value="1924-01-01">
            <text:p>1924-01-01</text:p>
          </table:table-cell>
          <table:table-cell office:value-type="string">
            <text:p>Hubble determines the distance to the Andromeda nebula</text:p>
          </table:table-cell>
          <table:table-cell/>
          <table:table-cell office:value-type="string">
            <text:p>Pub AAS, 5, 1925</text:p>
          </table:table-cell>
        </table:table-row>
        <table:table-row table:style-name="ro3">
          <table:table-cell table:style-name="ce3" office:value-type="date" office:date-value="1922-01-01">
            <text:p>1922-01-01</text:p>
          </table:table-cell>
          <table:table-cell office:value-type="string">
            <text:p>Aleksandr Friedmann publishes a paper on the expanding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920-01-01">
            <text:p>1920-01-01</text:p>
          </table:table-cell>
          <table:table-cell office:value-type="string">
            <text:p>The Shapley-Curtis debate on the size of the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920-01-01">
            <text:p>1920-01-01</text:p>
          </table:table-cell>
          <table:table-cell office:value-type="string">
            <text:p>Eddington measures deflection of starlight by gravity</text:p>
          </table:table-cell>
          <table:table-cell/>
          <table:table-cell office:value-type="string">
            <text:p>Phil Trans Roy Soc London, 220, 1920</text:p>
          </table:table-cell>
        </table:table-row>
        <table:table-row table:style-name="ro3">
          <table:table-cell table:style-name="ce3" office:value-type="date" office:date-value="1919-01-01">
            <text:p>1919-01-01</text:p>
          </table:table-cell>
          <table:table-cell office:value-type="string">
            <text:p>The International Astronomical Union is founded</text:p>
          </table:table-cell>
          <table:table-cell table:number-columns-repeated="2"/>
        </table:table-row>
        <table:table-row table:style-name="ro3">
          <table:table-cell table:style-name="ce3" office:value-type="date" office:date-value="1919-01-01">
            <text:p>1919-01-01</text:p>
          </table:table-cell>
          <table:table-cell office:value-type="string">
            <text:p>Shapley shows that the center of the MW not at sun</text:p>
          </table:table-cell>
          <table:table-cell/>
          <table:table-cell office:value-type="string">
            <text:p>ApJ, 49, , June 1919</text:p>
          </table:table-cell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de Sitter formulates his cosmological theories</text:p>
          </table:table-cell>
          <table:table-cell/>
          <table:table-cell office:value-type="string">
            <text:p>Mon Not RAS, 78, Nov 1917</text:p>
          </table:table-cell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Shapley uses globular clusters to calculate the size of the Milky Way</text:p>
          </table:table-cell>
          <table:table-cell table:number-columns-repeated="2"/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The 100-inch reflector is completed on Mt. Wilson</text:p>
          </table:table-cell>
          <table:table-cell table:number-columns-repeated="2"/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Einstein formulates his cosmological theories</text:p>
          </table:table-cell>
          <table:table-cell/>
          <table:table-cell office:value-type="string">
            <text:p>Sitz Preu Akad Wiss Berlin 1917</text:p>
          </table:table-cell>
        </table:table-row>
        <table:table-row table:style-name="ro3">
          <table:table-cell table:style-name="ce3" office:value-type="date" office:date-value="1916-01-01">
            <text:p>1916-01-01</text:p>
          </table:table-cell>
          <table:table-cell office:value-type="string">
            <text:p>van Maanen measures the rotation of spiral nebulae</text:p>
          </table:table-cell>
          <table:table-cell table:number-columns-repeated="2"/>
        </table:table-row>
        <table:table-row table:style-name="ro3">
          <table:table-cell table:style-name="ce3" office:value-type="date" office:date-value="1916-01-01">
            <text:p>1916-01-01</text:p>
          </table:table-cell>
          <table:table-cell office:value-type="string">
            <text:p>Eddington applies radiative equilibrium theory to stars</text:p>
          </table:table-cell>
          <table:table-cell/>
          <table:table-cell office:value-type="string">
            <text:p>Mon Not RAS, 77, 1916</text:p>
          </table:table-cell>
        </table:table-row>
        <table:table-row table:style-name="ro3">
          <table:table-cell table:style-name="ce3" office:value-type="date" office:date-value="1914-01-01">
            <text:p>1914-01-01</text:p>
          </table:table-cell>
          <table:table-cell office:value-type="string">
            <text:p>Slipher discovers the red shift of spiral nebulae</text:p>
          </table:table-cell>
          <table:table-cell table:number-columns-repeated="2"/>
        </table:table-row>
        <table:table-row table:style-name="ro3">
          <table:table-cell table:style-name="ce3" office:value-type="date" office:date-value="1914-01-01">
            <text:p>1914-01-01</text:p>
          </table:table-cell>
          <table:table-cell office:value-type="string">
            <text:p>Adams measures the spectrum of the white dwarf Sirius B</text:p>
          </table:table-cell>
          <table:table-cell/>
          <table:table-cell office:value-type="string">
            <text:p>PASP, 26, 1914</text:p>
          </table:table-cell>
        </table:table-row>
        <table:table-row table:style-name="ro3">
          <table:table-cell table:style-name="ce3" office:value-type="date" office:date-value="1913-01-01">
            <text:p>1913-01-01</text:p>
          </table:table-cell>
          <table:table-cell office:value-type="string">
            <text:p>Russell develops the Hertzsprung-Russell diagram</text:p>
          </table:table-cell>
          <table:table-cell/>
          <table:table-cell office:value-type="string">
            <text:p>Pop Astro, v22, 1914</text:p>
          </table:table-cell>
        </table:table-row>
        <table:table-row table:style-name="ro3">
          <table:table-cell table:style-name="ce3" office:value-type="date" office:date-value="1913-01-01">
            <text:p>1913-01-01</text:p>
          </table:table-cell>
          <table:table-cell office:value-type="string">
            <text:p>Hertzsprung calculates the distance to the Small Magellanic cloud</text:p>
          </table:table-cell>
          <table:table-cell table:number-columns-repeated="2"/>
        </table:table-row>
        <table:table-row table:style-name="ro3">
          <table:table-cell table:style-name="ce3" office:value-type="date" office:date-value="1912-01-01">
            <text:p>1912-01-01</text:p>
          </table:table-cell>
          <table:table-cell office:value-type="string">
            <text:p>Leavitt discovers the period-luminosity relation ship of Cepheid variables</text:p>
          </table:table-cell>
          <table:table-cell/>
          <table:table-cell office:value-type="string">
            <text:p>Harvard College Obs Circ., No 173 March 3, 1912</text:p>
          </table:table-cell>
        </table:table-row>
        <table:table-row table:style-name="ro3">
          <table:table-cell table:style-name="ce3" office:value-type="date" office:date-value="1912-01-01">
            <text:p>1912-01-01</text:p>
          </table:table-cell>
          <table:table-cell office:value-type="string">
            <text:p>Hess finds extraterrestrial origin for cosmic rays</text:p>
          </table:table-cell>
          <table:table-cell/>
          <table:table-cell office:value-type="string">
            <text:p>Phys Zeitschrift, 13, 1912</text:p>
          </table:table-cell>
        </table:table-row>
        <table:table-row table:style-name="ro3">
          <table:table-cell table:style-name="ce3" office:value-type="date" office:date-value="1907-01-01">
            <text:p>1907-01-01</text:p>
          </table:table-cell>
          <table:table-cell office:value-type="string">
            <text:p>The 60-inch reflector opens on Mt. Wilson, California</text:p>
          </table:table-cell>
          <table:table-cell table:number-columns-repeated="2"/>
        </table:table-row>
        <table:table-row table:style-name="ro3">
          <table:table-cell table:style-name="ce3" office:value-type="date" office:date-value="1907-01-01">
            <text:p>1907-01-01</text:p>
          </table:table-cell>
          <table:table-cell office:value-type="string">
            <text:p>Barnard produces photographic evidence of dark clouds</text:p>
          </table:table-cell>
          <table:table-cell/>
          <table:table-cell office:value-type="string">
            <text:p>ApJ, 25, , 1907</text:p>
          </table:table-cell>
        </table:table-row>
        <table:table-row table:style-name="ro3">
          <table:table-cell table:style-name="ce3" office:value-type="date" office:date-value="1906-01-01">
            <text:p>1906-01-01</text:p>
          </table:table-cell>
          <table:table-cell office:value-type="string">
            <text:p>Hertzsprung plots the color and luminosity of the Pleiades</text:p>
          </table:table-cell>
          <table:table-cell table:number-columns-repeated="2"/>
        </table:table-row>
        <table:table-row table:style-name="ro3">
          <table:table-cell table:style-name="ce3" office:value-type="date" office:date-value="1906-01-01">
            <text:p>1906-01-01</text:p>
          </table:table-cell>
          <table:table-cell office:value-type="string">
            <text:p>Schwartzchild develops radiative equilibrium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905-01-01">
            <text:p>1905-01-01</text:p>
          </table:table-cell>
          <table:table-cell office:value-type="string">
            <text:p>Einstein publishes special relativity</text:p>
          </table:table-cell>
          <table:table-cell/>
          <table:table-cell office:value-type="string">
            <text:p>Annalen der Physik, 17, 891, 1905</text:p>
          </table:table-cell>
        </table:table-row>
        <table:table-row table:style-name="ro3">
          <table:table-cell table:style-name="ce3" office:value-type="date" office:date-value="1905-01-01">
            <text:p>1905-01-01</text:p>
          </table:table-cell>
          <table:table-cell office:value-type="string">
            <text:p>Einstein addenda E=mc**2</text:p>
          </table:table-cell>
          <table:table-cell/>
          <table:table-cell office:value-type="string">
            <text:p>Annalen der Physik, 17, ??, 1905</text:p>
          </table:table-cell>
        </table:table-row>
        <table:table-row table:style-name="ro3">
          <table:table-cell table:style-name="ce3" office:value-type="date" office:date-value="1904-01-01">
            <text:p>1904-01-01</text:p>
          </table:table-cell>
          <table:table-cell office:value-type="string">
            <text:p>Kapteyn discovers star-streams</text:p>
          </table:table-cell>
          <table:table-cell table:number-columns-repeated="2"/>
        </table:table-row>
        <table:table-row table:style-name="ro3">
          <table:table-cell table:style-name="ce3" office:value-type="date" office:date-value="1901-01-01">
            <text:p>1901-01-01</text:p>
          </table:table-cell>
          <table:table-cell office:value-type="string">
            <text:p>Kapteyn calculates the size of the stellar system</text:p>
          </table:table-cell>
          <table:table-cell table:number-columns-repeated="2"/>
        </table:table-row>
        <table:table-row table:style-name="ro3">
          <table:table-cell table:style-name="ce3" office:value-type="date" office:date-value="1901-01-01">
            <text:p>1901-01-01</text:p>
          </table:table-cell>
          <table:table-cell office:value-type="string">
            <text:p>Cannon develops stellar classification</text:p>
          </table:table-cell>
          <table:table-cell/>
          <table:table-cell office:value-type="string">
            <text:p>Annals Astro Obs Harvard Col, 28, part 11, 1901</text:p>
          </table:table-cell>
        </table:table-row>
        <table:table-row table:style-name="ro3" table:number-rows-repeated="193">
          <table:table-cell table:style-name="Default"/>
          <table:table-cell table:number-columns-repeated="3"/>
        </table:table-row>
        <table:table-row table:style-name="ro3">
          <table:table-cell table:style-name="ce3"/>
          <table:table-cell table:number-columns-repeated="3"/>
        </table:table-row>
        <table:table-row table:style-name="ro2">
          <table:table-cell table:style-name="ce3"/>
          <table:table-cell table:style-name="ce18"/>
          <table:table-cell table:number-columns-repeated="2"/>
        </table:table-row>
        <table:table-row table:style-name="ro2" table:number-rows-repeated="3">
          <table:table-cell table:style-name="Default"/>
          <table:table-cell table:number-columns-repeated="3"/>
        </table:table-row>
        <table:table-row table:style-name="ro2" table:number-rows-repeated="104827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19th Century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9"/>
        </table:table-row>
        <table:table-row table:style-name="ro1">
          <table:table-cell table:style-name="ce1"/>
          <table:table-cell table:style-name="ce12" office:value-type="string">
            <text:p><text:span text:style-name="T3">19</text:span><text:span text:style-name="T4">th</text:span><text:span text:style-name="T3"> Century</text:span></text:p>
          </table:table-cell>
          <table:table-cell table:style-name="ce4"/>
          <table:table-cell table:style-name="ce9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3">
          <table:table-cell office:value-type="date" office:date-value="1897-01-01">
            <text:p>1897-01-01</text:p>
          </table:table-cell>
          <table:table-cell office:value-type="string">
            <text:p>The Yerkes 40-inch refractor opens at Williams Bay, Wisconsin</text:p>
          </table:table-cell>
          <table:table-cell table:number-columns-repeated="2"/>
        </table:table-row>
        <table:table-row table:style-name="ro3">
          <table:table-cell office:value-type="date" office:date-value="1892-01-01">
            <text:p>1892-01-01</text:p>
          </table:table-cell>
          <table:table-cell office:value-type="string">
            <text:p>Vogel shows Doppler shifts and velocities of 52 stars</text:p>
          </table:table-cell>
          <table:table-cell/>
          <table:table-cell office:value-type="string">
            <text:p>Mon Not RAS, 52, 1892</text:p>
          </table:table-cell>
        </table:table-row>
        <table:table-row table:style-name="ro3">
          <table:table-cell office:value-type="date" office:date-value="1890-01-01">
            <text:p>1890-01-01</text:p>
          </table:table-cell>
          <table:table-cell office:value-type="string">
            <text:p>The Draper Catalogue of Stellar Spectra (part 2, 1897)</text:p>
          </table:table-cell>
          <table:table-cell table:number-columns-repeated="2"/>
        </table:table-row>
        <table:table-row table:style-name="ro3">
          <table:table-cell office:value-type="date" office:date-value="1888-01-01">
            <text:p>1888-01-01</text:p>
          </table:table-cell>
          <table:table-cell office:value-type="string">
            <text:p>Johann L.E. Dreyer, A New General Catalogue of Nebulas</text:p>
          </table:table-cell>
          <table:table-cell table:number-columns-repeated="2"/>
        </table:table-row>
        <table:table-row table:style-name="ro3">
          <table:table-cell office:value-type="date" office:date-value="1887-01-01">
            <text:p>1887-01-01</text:p>
          </table:table-cell>
          <table:table-cell office:value-type="string">
            <text:p>Joseph Lockyer, Chemistry of the Sun</text:p>
          </table:table-cell>
          <table:table-cell table:number-columns-repeated="2"/>
        </table:table-row>
        <table:table-row table:style-name="ro3">
          <table:table-cell office:value-type="date" office:date-value="1887-01-01">
            <text:p>1887-01-01</text:p>
          </table:table-cell>
          <table:table-cell office:value-type="string">
            <text:p>Norman Lockyer classifies stars by age</text:p>
          </table:table-cell>
          <table:table-cell table:number-columns-repeated="2"/>
        </table:table-row>
        <table:table-row table:style-name="ro3">
          <table:table-cell office:value-type="date" office:date-value="1877-01-01">
            <text:p>1877-01-01</text:p>
          </table:table-cell>
          <table:table-cell office:value-type="string">
            <text:p>Schiaparelli observes canali on Mars</text:p>
          </table:table-cell>
          <table:table-cell table:number-columns-repeated="2"/>
        </table:table-row>
        <table:table-row table:style-name="ro3">
          <table:table-cell office:value-type="date" office:date-value="1876-01-01">
            <text:p>1876-01-01</text:p>
          </table:table-cell>
          <table:table-cell office:value-type="string">
            <text:p>Huggins takes the first photograph of a star</text:p>
          </table:table-cell>
          <table:table-cell table:number-columns-repeated="2"/>
        </table:table-row>
        <table:table-row table:style-name="ro3">
          <table:table-cell office:value-type="date" office:date-value="1875-01-01">
            <text:p>1875-01-01</text:p>
          </table:table-cell>
          <table:table-cell office:value-type="string">
            <text:p>Schonfeld begins publishing the Bonn catalog of southern stars</text:p>
          </table:table-cell>
          <table:table-cell table:number-columns-repeated="2"/>
        </table:table-row>
        <table:table-row table:style-name="ro3">
          <table:table-cell office:value-type="date" office:date-value="1873-01-01">
            <text:p>1873-01-01</text:p>
          </table:table-cell>
          <table:table-cell office:value-type="string">
            <text:p>A 26-inch refractor is installed at the Naval Observatory</text:p>
          </table:table-cell>
          <table:table-cell table:number-columns-repeated="2"/>
        </table:table-row>
        <table:table-row table:style-name="ro3">
          <table:table-cell office:value-type="date" office:date-value="1868-01-01">
            <text:p>1868-01-01</text:p>
          </table:table-cell>
          <table:table-cell office:value-type="string">
            <text:p>Huggins uses the Doppler effect to measure the radial velocity of Sirius</text:p>
          </table:table-cell>
          <table:table-cell table:number-columns-repeated="2"/>
        </table:table-row>
        <table:table-row table:style-name="ro3">
          <table:table-cell office:value-type="date" office:date-value="1864-01-01">
            <text:p>1864-01-01</text:p>
          </table:table-cell>
          <table:table-cell office:value-type="string">
            <text:p>Huggins show 2 types of nebulae, gaseous and star-like</text:p>
          </table:table-cell>
          <table:table-cell/>
          <table:table-cell office:value-type="string">
            <text:p>Phil Tran R. Soc London, 154, 1864</text:p>
          </table:table-cell>
        </table:table-row>
        <table:table-row table:style-name="ro3">
          <table:table-cell office:value-type="date" office:date-value="1861-01-01">
            <text:p>1861-01-01</text:p>
          </table:table-cell>
          <table:table-cell office:value-type="string">
            <text:p>Zollner invents the modern photometer</text:p>
          </table:table-cell>
          <table:table-cell table:number-columns-repeated="2"/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Kirchoff and Bunsen develop spectral analysis</text:p>
          </table:table-cell>
          <table:table-cell/>
          <table:table-cell table:style-name="ce13" office:value-type="string">
            <text:p>Researches on the Solar Spectrum and the Spectra of the Chemical Elements.</text:p>
          </table:table-cell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Pogson devises the magnitude scale</text:p>
          </table:table-cell>
          <table:table-cell table:number-columns-repeated="2"/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Argelander begins publishing the Bonner Durchmusterung</text:p>
          </table:table-cell>
          <table:table-cell table:number-columns-repeated="2"/>
        </table:table-row>
        <table:table-row table:style-name="ro4">
          <table:table-cell office:value-type="date" office:date-value="1850-01-01">
            <text:p>1850-01-01</text:p>
          </table:table-cell>
          <table:table-cell office:value-type="string">
            <text:p>Earl of Rosse show spiral structure of some nebulae</text:p>
          </table:table-cell>
          <table:table-cell/>
          <table:table-cell office:value-type="string">
            <text:p>Phil Tran R. Soc London, 140, 1850</text:p>
          </table:table-cell>
        </table:table-row>
        <table:table-row table:style-name="ro3">
          <table:table-cell office:value-type="date" office:date-value="1846-01-01">
            <text:p>1846-01-01</text:p>
          </table:table-cell>
          <table:table-cell office:value-type="string">
            <text:p>Le Verrier independently predicts the position of Neptune, where it is discovered by Johann Galle</text:p>
          </table:table-cell>
          <table:table-cell/>
          <table:table-cell office:value-type="string">
            <text:p>Astro Nach, 25, 1846</text:p>
          </table:table-cell>
        </table:table-row>
        <table:table-row table:style-name="ro3">
          <table:table-cell office:value-type="date" office:date-value="1845-01-01">
            <text:p>1845-01-01</text:p>
          </table:table-cell>
          <table:table-cell office:value-type="string">
            <text:p>Henke begins his discoveries of the asteroids</text:p>
          </table:table-cell>
          <table:table-cell table:number-columns-repeated="2"/>
        </table:table-row>
        <table:table-row table:style-name="ro3">
          <table:table-cell office:value-type="date" office:date-value="1845-01-01">
            <text:p>1845-01-01</text:p>
          </table:table-cell>
          <table:table-cell office:value-type="string">
            <text:p>Adams predicts the position of Neptune</text:p>
          </table:table-cell>
          <table:table-cell table:number-columns-repeated="2"/>
        </table:table-row>
        <table:table-row table:style-name="ro3">
          <table:table-cell office:value-type="date" office:date-value="1844-01-01">
            <text:p>1844-01-01</text:p>
          </table:table-cell>
          <table:table-cell office:value-type="string">
            <text:p>Lord Rosse builds a 72-inch reflector</text:p>
          </table:table-cell>
          <table:table-cell table:number-columns-repeated="2"/>
        </table:table-row>
        <table:table-row table:style-name="ro3">
          <table:table-cell office:value-type="date" office:date-value="1840-01-01">
            <text:p>1840-01-01</text:p>
          </table:table-cell>
          <table:table-cell office:value-type="string">
            <text:p>Draper takes the first photograph of the moon</text:p>
          </table:table-cell>
          <table:table-cell table:number-columns-repeated="2"/>
        </table:table-row>
        <table:table-row table:style-name="ro3">
          <table:table-cell office:value-type="date" office:date-value="1839-01-01">
            <text:p>1839-01-01</text:p>
          </table:table-cell>
          <table:table-cell office:value-type="string">
            <text:p>Henderson measures the parallax of Alpha Centauri</text:p>
          </table:table-cell>
          <table:table-cell table:number-columns-repeated="2"/>
        </table:table-row>
        <table:table-row table:style-name="ro3">
          <table:table-cell office:value-type="date" office:date-value="1838-01-01">
            <text:p>1838-01-01</text:p>
          </table:table-cell>
          <table:table-cell office:value-type="string">
            <text:p>Bessel measures the parallax of 61 Cygni</text:p>
          </table:table-cell>
          <table:table-cell/>
          <table:table-cell office:value-type="string">
            <text:p>Mon Not RAS, 4, 1838</text:p>
          </table:table-cell>
        </table:table-row>
        <table:table-row table:style-name="ro3">
          <table:table-cell office:value-type="date" office:date-value="1830-01-01">
            <text:p>1830-01-01</text:p>
          </table:table-cell>
          <table:table-cell office:value-type="string">
            <text:p>A 15-inch refractor is installed at Polkova, Russia</text:p>
          </table:table-cell>
          <table:table-cell table:number-columns-repeated="2"/>
        </table:table-row>
        <table:table-row table:style-name="ro3">
          <table:table-cell office:value-type="date" office:date-value="1830-01-01">
            <text:p>1830-01-01</text:p>
          </table:table-cell>
          <table:table-cell office:value-type="string">
            <text:p>John Herschel invents the astrometer</text:p>
          </table:table-cell>
          <table:table-cell table:number-columns-repeated="2"/>
        </table:table-row>
        <table:table-row table:style-name="ro3">
          <table:table-cell office:value-type="date" office:date-value="1827-01-01">
            <text:p>1827-01-01</text:p>
          </table:table-cell>
          <table:table-cell office:value-type="string">
            <text:p>Fe'lix Savary computes orbit of binary star Xi Ursae Majoris</text:p>
          </table:table-cell>
          <table:table-cell table:number-columns-repeated="2"/>
        </table:table-row>
        <table:table-row table:style-name="ro3">
          <table:table-cell office:value-type="date" office:date-value="1826-01-01">
            <text:p>1826-01-01</text:p>
          </table:table-cell>
          <table:table-cell office:value-type="string">
            <text:p>Heinrich Olbers formulates Olber's paradox</text:p>
          </table:table-cell>
          <table:table-cell table:number-columns-repeated="2"/>
        </table:table-row>
        <table:table-row table:style-name="ro3">
          <table:table-cell office:value-type="date" office:date-value="1823-01-01">
            <text:p>1823-01-01</text:p>
          </table:table-cell>
          <table:table-cell office:value-type="string">
            <text:p>Frauenhofer observes the spectra of fixed stars</text:p>
          </table:table-cell>
          <table:table-cell/>
          <table:table-cell office:value-type="string">
            <text:p>Mem Roy Acad Sci Munich, 5, 1817 and Edinburgh Jour Sci, 8, 1828</text:p>
          </table:table-cell>
        </table:table-row>
        <table:table-row table:style-name="ro3">
          <table:table-cell office:value-type="date" office:date-value="1814-01-01">
            <text:p>1814-01-01</text:p>
          </table:table-cell>
          <table:table-cell office:value-type="string">
            <text:p>Frauenhofer begins his study of the solar spectrum</text:p>
          </table:table-cell>
          <table:table-cell table:number-columns-repeated="2"/>
        </table:table-row>
        <table:table-row table:style-name="ro3">
          <table:table-cell office:value-type="date" office:date-value="1809-01-01">
            <text:p>1809-01-01</text:p>
          </table:table-cell>
          <table:table-cell office:value-type="string">
            <text:p>Gauss, Theoria motus corporum coelestium</text:p>
          </table:table-cell>
          <table:table-cell table:number-columns-repeated="2"/>
        </table:table-row>
        <table:table-row table:style-name="ro3">
          <table:table-cell office:value-type="date" office:date-value="1803-01-01">
            <text:p>1803-01-01</text:p>
          </table:table-cell>
          <table:table-cell office:value-type="string">
            <text:p>Hershel shows that Castor is a binary star</text:p>
          </table:table-cell>
          <table:table-cell table:number-columns-repeated="2"/>
        </table:table-row>
        <table:table-row table:style-name="ro3">
          <table:table-cell office:value-type="date" office:date-value="1802-01-01">
            <text:p>1802-01-01</text:p>
          </table:table-cell>
          <table:table-cell office:value-type="string">
            <text:p>Wollaston observes dark lines in the solar spectrum</text:p>
          </table:table-cell>
          <table:table-cell table:number-columns-repeated="2"/>
        </table:table-row>
        <table:table-row table:style-name="ro4">
          <table:table-cell office:value-type="date" office:date-value="1801-01-01">
            <text:p>1801-01-01</text:p>
          </table:table-cell>
          <table:table-cell office:value-type="string">
            <text:p>Piazzi discovers Ceres</text:p>
          </table:table-cell>
          <table:table-cell/>
          <table:table-cell table:style-name="ce13" office:value-type="string">
            <text:p>Results of the Observations of a New Star</text:p>
          </table:table-cell>
        </table:table-row>
        <table:table-row table:style-name="ro4">
          <table:table-cell office:value-type="date" office:date-value="1801-01-01">
            <text:p>1801-01-01</text:p>
          </table:table-cell>
          <table:table-cell office:value-type="string">
            <text:p>Lalande's <text:s/>Bibliographie Astronomique catalogs the positions of 47,000 stars</text:p>
          </table:table-cell>
          <table:table-cell/>
          <table:table-cell office:value-type="string">
            <text:p>Bibliographie Astronomique</text:p>
          </table:table-cell>
        </table:table-row>
        <table:table-row table:style-name="ro3">
          <table:table-cell office:value-type="date" office:date-value="1850-07-17">
            <text:p>1850-07-17</text:p>
          </table:table-cell>
          <table:table-cell office:value-type="string">
            <text:p>Whipple and Bond take first photograph of a start</text:p>
          </table:table-cell>
          <table:table-cell table:number-columns-repeated="2"/>
        </table:table-row>
        <table:table-row table:style-name="ro3">
          <table:table-cell office:value-type="date" office:date-value="1872-01-01">
            <text:p>1872-01-01</text:p>
          </table:table-cell>
          <table:table-cell office:value-type="string">
            <text:p>Draper takes first photograph of stellar spectra</text:p>
          </table:table-cell>
          <table:table-cell table:number-columns-repeated="2"/>
        </table:table-row>
        <table:table-row table:style-name="ro4">
          <table:table-cell office:value-type="date" office:date-value="1867-01-01">
            <text:p>1867-01-01</text:p>
          </table:table-cell>
          <table:table-cell office:value-type="string">
            <text:p>Secchi classifies steller spectra into four categories</text:p>
          </table:table-cell>
          <table:table-cell table:number-columns-repeated="2"/>
        </table:table-row>
        <table:table-row table:style-name="ro4">
          <table:table-cell office:value-type="date" office:date-value="1844-01-01">
            <text:p>1844-01-01</text:p>
          </table:table-cell>
          <table:table-cell office:value-type="string">
            <text:p>Schwabe discovers solar sunspot cycle</text:p>
          </table:table-cell>
          <table:table-cell/>
          <table:table-cell office:value-type="string">
            <text:p>Astronomische Nachrichten, 21, 1844</text:p>
          </table:table-cell>
        </table:table-row>
        <table:table-row table:style-name="ro4">
          <table:table-cell office:value-type="date" office:date-value="1868-01-01">
            <text:p>1868-01-01</text:p>
          </table:table-cell>
          <table:table-cell office:value-type="string">
            <text:p>Lockyer discovers Helium in sun, c.f. Ramsey 1895</text:p>
          </table:table-cell>
          <table:table-cell/>
          <table:table-cell office:value-type="string">
            <text:p>Phil Trans Roy Soc London, 159, 1969</text:p>
          </table:table-cell>
        </table:table-row>
        <table:table-row table:style-name="ro4">
          <table:table-cell office:value-type="date" office:date-value="1895-01-01">
            <text:p>1895-01-01</text:p>
          </table:table-cell>
          <table:table-cell office:value-type="string">
            <text:p>Ramsey observes helium on earth</text:p>
          </table:table-cell>
          <table:table-cell/>
          <table:table-cell office:value-type="string">
            <text:p>Proc Roy Soc London, 58, 65 1895</text:p>
          </table:table-cell>
        </table:table-row>
        <table:table-row table:style-name="ro4">
          <table:table-cell office:value-type="date" office:date-value="1834-01-01">
            <text:p>1834-01-01</text:p>
          </table:table-cell>
          <table:table-cell office:value-type="string">
            <text:p>Olmsted proposes that meteor showers are related to comets</text:p>
          </table:table-cell>
          <table:table-cell/>
          <table:table-cell office:value-type="string">
            <text:p>Amer Jour Sci Art, 25, 1834 and v26 1834</text:p>
          </table:table-cell>
        </table:table-row>
        <table:table-row table:style-name="ro4" table:number-rows-repeated="54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18th Century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9"/>
        </table:table-row>
        <table:table-row table:style-name="ro1">
          <table:table-cell table:style-name="ce1"/>
          <table:table-cell table:style-name="ce12" office:value-type="string">
            <text:p><text:span text:style-name="T3">18</text:span><text:span text:style-name="T4">th</text:span><text:span text:style-name="T3"> Century</text:span></text:p>
          </table:table-cell>
          <table:table-cell table:style-name="ce4"/>
          <table:table-cell table:style-name="ce9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Laplace beings publishing his 5-volume Traite de mecanique celeste (it is finished in 1825)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Herschel measures rotation of Saturn ring, 10h 43m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vonHumboldt makes first detailed study of Leonid meteors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Brandes and Brenzenberg show Leonids are ~97Km above ground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Herschel discovers infrared radiation in sun spectrum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Laplace, also Lagrange, shows stability of solar system 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Laplace proposes blackholes 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Brandes starts triangulation measures of meteors </text:p>
          </table:table-cell>
          <table:table-cell table:number-columns-repeated="2"/>
        </table:table-row>
        <table:table-row table:style-name="ro3">
          <table:table-cell office:value-type="date" office:date-value="1797-01-01">
            <text:p>1797-01-01</text:p>
          </table:table-cell>
          <table:table-cell office:value-type="string">
            <text:p><text:s/>Olbers develops Olberss method of orbit calculation </text:p>
          </table:table-cell>
          <table:table-cell table:number-columns-repeated="2"/>
        </table:table-row>
        <table:table-row table:style-name="ro3">
          <table:table-cell office:value-type="date" office:date-value="1797-01-01">
            <text:p>1797-01-01</text:p>
          </table:table-cell>
          <table:table-cell office:value-type="string">
            <text:p><text:s/>Cavendish fixes Earth density by measuring Newton constant 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Laplace's Explanation of the system of the worldstates his nebular hypothesis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Laplace, Explanation of the system of the world states his nebular hypothesis of the origin of the solar system 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<text:s/>Laplace improves nebular origin of solar system 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Bowditch issues American practical navigator 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France adopts metric system of measures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Pigott discovers R Coronae and R Scuti as variables </text:p>
          </table:table-cell>
          <table:table-cell table:number-columns-repeated="2"/>
        </table:table-row>
        <table:table-row table:style-name="ro3">
          <table:table-cell office:value-type="date" office:date-value="1794-01-01">
            <text:p>1794-01-01</text:p>
          </table:table-cell>
          <table:table-cell office:value-type="string">
            <text:p><text:s/>Chladni proposes meteors fall from outer space </text:p>
          </table:table-cell>
          <table:table-cell table:number-columns-repeated="2"/>
        </table:table-row>
        <table:table-row table:style-name="ro3">
          <table:table-cell office:value-type="date" office:date-value="1792-01-01">
            <text:p>1792-01-01</text:p>
          </table:table-cell>
          <table:table-cell office:value-type="string">
            <text:p><text:s/>Schroeter measures Venus atmosphere, about 14Km thick </text:p>
          </table:table-cell>
          <table:table-cell table:number-columns-repeated="2"/>
        </table:table-row>
        <table:table-row table:style-name="ro3">
          <table:table-cell office:value-type="date" office:date-value="1792-01-01">
            <text:p>1792-01-01</text:p>
          </table:table-cell>
          <table:table-cell office:value-type="string">
            <text:p><text:s/>Delambre and Mechain fix size of Earth, define the meter </text:p>
          </table:table-cell>
          <table:table-cell table:number-columns-repeated="2"/>
        </table:table-row>
        <table:table-row table:style-name="ro3">
          <table:table-cell office:value-type="date" office:date-value="1791-01-01">
            <text:p>1791-01-01</text:p>
          </table:table-cell>
          <table:table-cell office:value-type="string">
            <text:p><text:s/>Banneker improves calculation of eclipses nd Moon phases </text:p>
          </table:table-cell>
          <table:table-cell table:number-columns-repeated="2"/>
        </table:table-row>
        <table:table-row table:style-name="ro3">
          <table:table-cell office:value-type="date" office:date-value="1791-01-01">
            <text:p>1791-01-01</text:p>
          </table:table-cell>
          <table:table-cell office:value-type="string">
            <text:p><text:s/>Schroeter discovers lunar rimae (rilles) </text:p>
          </table:table-cell>
          <table:table-cell table:number-columns-repeated="2"/>
        </table:table-row>
        <table:table-row table:style-name="ro3">
          <table:table-cell office:value-type="date" office:date-value="1790-01-01">
            <text:p>1790-01-01</text:p>
          </table:table-cell>
          <table:table-cell office:value-type="string">
            <text:p><text:s/>Michell builds first Cavendish machine, never used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Herschel builds a 40 foot reflecting telescope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Schroeter discovers solar photosphere granulatio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builds Herschel scope with 1.2m mirror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Russell builds first globe of Moo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discovers Saturn moons Mimas and Enceladus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measures Saturn ring thickness, ~500Km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discovers oblateness of Satur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explains globular clusters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proposes Saturn has only two solid rings separated by Cassinis division</text:p>
          </table:table-cell>
          <table:table-cell table:number-columns-repeated="2"/>
        </table:table-row>
        <table:table-row table:style-name="ro3">
          <table:table-cell office:value-type="date" office:date-value="1787-01-01">
            <text:p>1787-01-01</text:p>
          </table:table-cell>
          <table:table-cell office:value-type="string">
            <text:p><text:s/>Laplace proposes Saturn has very many nested solid rings </text:p>
          </table:table-cell>
          <table:table-cell table:number-columns-repeated="2"/>
        </table:table-row>
        <table:table-row table:style-name="ro3">
          <table:table-cell office:value-type="date" office:date-value="1787-01-01">
            <text:p>1787-01-01</text:p>
          </table:table-cell>
          <table:table-cell office:value-type="string">
            <text:p><text:s/>Herschel discovers Uranus moons Titania and Oberon </text:p>
          </table:table-cell>
          <table:table-cell table:number-columns-repeated="2"/>
        </table:table-row>
        <table:table-row table:style-name="ro3">
          <table:table-cell office:value-type="date" office:date-value="1786-01-01">
            <text:p>1786-01-01</text:p>
          </table:table-cell>
          <table:table-cell office:value-type="string">
            <text:p>Herschel, Catalogue of nebulae</text:p>
          </table:table-cell>
          <table:table-cell table:number-columns-repeated="2"/>
        </table:table-row>
        <table:table-row table:style-name="ro3">
          <table:table-cell office:value-type="date" office:date-value="1786-01-01">
            <text:p>1786-01-01</text:p>
          </table:table-cell>
          <table:table-cell office:value-type="string">
            <text:p><text:s/>Herschel publishes best catalog of nebulae and clusters, becomes by late 19th New General Catalog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Herschel, On the construction of the heavens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In a series of papers, Laplace demonstrates the long term stability of the solar system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Hutton proposes Earth is several million years old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Herschel discovers millstone shape of Milky Way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vonZach searches for planet in Titius-Bode gap, gives up <text:s/>with no finds by 1800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Schroeter discovers clouds on Mars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Laplace develops field description for gravity </text:p>
          </table:table-cell>
          <table:table-cell table:number-columns-repeated="2"/>
        </table:table-row>
        <table:table-row table:style-name="ro3">
          <table:table-cell office:value-type="date" office:date-value="1784-01-01">
            <text:p>1784-01-01</text:p>
          </table:table-cell>
          <table:table-cell office:value-type="string">
            <text:p><text:s/>Pigott discovers delta Cephei as variable </text:p>
          </table:table-cell>
          <table:table-cell table:number-columns-repeated="2"/>
        </table:table-row>
        <table:table-row table:style-name="ro3">
          <table:table-cell office:value-type="date" office:date-value="1783-01-01">
            <text:p>1783-01-01</text:p>
          </table:table-cell>
          <table:table-cell office:value-type="string">
            <text:p><text:s/>Mechain shows many new nebulae in Virgo cluster, but apparently never documented them </text:p>
          </table:table-cell>
          <table:table-cell table:number-columns-repeated="2"/>
        </table:table-row>
        <table:table-row table:style-name="ro3">
          <table:table-cell office:value-type="date" office:date-value="1783-01-01">
            <text:p>1783-01-01</text:p>
          </table:table-cell>
          <table:table-cell office:value-type="string">
            <text:p><text:s/>Michell proposes blackhole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Herschel discovers real binary stars, first is Castor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Goodricke discovers beta Persei and delta Cephei as variable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Goodricke proposes eclipsing binary star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Herschel discovers Suns motion thru local star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discovers the planet Uranus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discovers Uranus, first new planet since antiquity </text:p>
          </table:table-cell>
          <table:table-cell/>
          <table:table-cell office:value-type="string">
            <text:p>Philos Trans Roy Soc Lond, 71, 1781</text:p>
          </table:table-cell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shows Earth-Mars similarity of season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questions Earth as stable clock. based on Jupiters variable rotation.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Lexell, also Olbers, shows Uranus has a planet, not comet, orbit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Maskelyne and Herschel stage telescope rally, Herschel win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Messier discovers cluster of nebulae, Virgo galaxy cluster </text:p>
          </table:table-cell>
          <table:table-cell table:number-columns-repeated="2"/>
        </table:table-row>
        <table:table-row table:style-name="ro3">
          <table:table-cell office:value-type="date" office:date-value="1780-01-01">
            <text:p>1780-01-01</text:p>
          </table:table-cell>
          <table:table-cell office:value-type="string">
            <text:p><text:s/>Williams rediscovers Bailys beads in solar eclipse </text:p>
          </table:table-cell>
          <table:table-cell table:number-columns-repeated="2"/>
        </table:table-row>
        <table:table-row table:style-name="ro3">
          <table:table-cell office:value-type="date" office:date-value="1780-01-01">
            <text:p>1780-01-01</text:p>
          </table:table-cell>
          <table:table-cell office:value-type="string">
            <text:p><text:s/>Herschel discovers Enckes division in Saturn B ring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Olbers invents new method to calculate comet orbits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Herschel invents filar micrometer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Darquier explains planetary nebulae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Lexell studies 1779 Jupiter-comet Lexell interacton, shows comet mass less than 1/9,000 of Earth.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Herschel begins Jupiter studies, discovers three large SL9 spots 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Franklin explains atmospheric circulation among climata 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Franklin explains aurora as electrical discharges </text:p>
          </table:table-cell>
          <table:table-cell table:number-columns-repeated="2"/>
        </table:table-row>
        <table:table-row table:style-name="ro3">
          <table:table-cell office:value-type="date" office:date-value="1777-01-01">
            <text:p>1777-01-01</text:p>
          </table:table-cell>
          <table:table-cell office:value-type="string">
            <text:p><text:s/>Mudge invents remelt process for metal mirrors </text:p>
          </table:table-cell>
          <table:table-cell table:number-columns-repeated="2"/>
        </table:table-row>
        <table:table-row table:style-name="ro3">
          <table:table-cell office:value-type="date" office:date-value="1777-01-01">
            <text:p>1777-01-01</text:p>
          </table:table-cell>
          <table:table-cell office:value-type="string">
            <text:p><text:s/>Mudge perfects zonal test of parabolic mirrors </text:p>
          </table:table-cell>
          <table:table-cell table:number-columns-repeated="2"/>
        </table:table-row>
        <table:table-row table:style-name="ro3">
          <table:table-cell office:value-type="date" office:date-value="1776-01-01">
            <text:p>1776-01-01</text:p>
          </table:table-cell>
          <table:table-cell office:value-type="string">
            <text:p><text:s/>Lexell, also Prosperin, calculate ellipse orbit for Lexells comet, first short-period comet </text:p>
          </table:table-cell>
          <table:table-cell table:number-columns-repeated="2"/>
        </table:table-row>
        <table:table-row table:style-name="ro3">
          <table:table-cell office:value-type="date" office:date-value="1776-01-01">
            <text:p>1776-01-01</text:p>
          </table:table-cell>
          <table:table-cell office:value-type="string">
            <text:p><text:s/>Lexell discovers 1767 Jupiter interaction with comet Lexell </text:p>
          </table:table-cell>
          <table:table-cell table:number-columns-repeated="2"/>
        </table:table-row>
        <table:table-row table:style-name="ro3">
          <table:table-cell office:value-type="date" office:date-value="1775-01-01">
            <text:p>1775-01-01</text:p>
          </table:table-cell>
          <table:table-cell office:value-type="string">
            <text:p><text:s/>Mayer issues first topograohic map of Moon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Wilson discovers depression of sunspots below photosphere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Herschel builds own first telescope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Maskelyne measures gravity pull of nearby mountain </text:p>
          </table:table-cell>
          <table:table-cell table:number-columns-repeated="2"/>
        </table:table-row>
        <table:table-row table:style-name="ro3">
          <table:table-cell office:value-type="date" office:date-value="1773-01-01">
            <text:p>1773-01-01</text:p>
          </table:table-cell>
          <table:table-cell office:value-type="string">
            <text:p><text:s/>Herschel starts study of proper motions of 13 stars </text:p>
          </table:table-cell>
          <table:table-cell table:number-columns-repeated="2"/>
        </table:table-row>
        <table:table-row table:style-name="ro3">
          <table:table-cell office:value-type="date" office:date-value="1773-01-01">
            <text:p>1773-01-01</text:p>
          </table:table-cell>
          <table:table-cell office:value-type="string">
            <text:p><text:s/>Capt Cook 1st European to observe aurora australis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Messier issues 1st part of cluster and nebula catalog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Bode issues Titius-Bode relation of planet orbits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Lagrange discovers libration points in gravity field </text:p>
          </table:table-cell>
          <table:table-cell table:number-columns-repeated="2"/>
        </table:table-row>
        <table:table-row table:style-name="ro3">
          <table:table-cell office:value-type="date" office:date-value="1770-01-01">
            <text:p>1770-01-01</text:p>
          </table:table-cell>
          <table:table-cell office:value-type="string">
            <text:p><text:s/>Messier discovers comet Lexell, notes it as Earth threat </text:p>
          </table:table-cell>
          <table:table-cell table:number-columns-repeated="2"/>
        </table:table-row>
        <table:table-row table:style-name="ro3">
          <table:table-cell office:value-type="date" office:date-value="1769-01-01">
            <text:p>1769-01-01</text:p>
          </table:table-cell>
          <table:table-cell office:value-type="string">
            <text:p>Second transit of Venus</text:p>
          </table:table-cell>
          <table:table-cell table:number-columns-repeated="2"/>
        </table:table-row>
        <table:table-row table:style-name="ro3">
          <table:table-cell office:value-type="date" office:date-value="1769-01-01">
            <text:p>1769-01-01</text:p>
          </table:table-cell>
          <table:table-cell office:value-type="string">
            <text:p><text:s/>2nd of 18th century Venus transits</text:p>
          </table:table-cell>
          <table:table-cell table:number-columns-repeated="2"/>
        </table:table-row>
        <table:table-row table:style-name="ro3">
          <table:table-cell office:value-type="date" office:date-value="1768-01-01">
            <text:p>1768-01-01</text:p>
          </table:table-cell>
          <table:table-cell office:value-type="string">
            <text:p><text:s/>Euler proposes aether to carry light wave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First publication of the Nautical Almanac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ichell proposes binary star system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ichell assesses Vega is ~460,000 AU (~7.2 LY) away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askelyne begins publishing Nautical almanac and astronomical ephmeri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Rittenhouse invents clock-driven model of solar system </text:p>
          </table:table-cell>
          <table:table-cell table:number-columns-repeated="2"/>
        </table:table-row>
        <table:table-row table:style-name="ro3">
          <table:table-cell office:value-type="date" office:date-value="1766-01-01">
            <text:p>1766-01-01</text:p>
          </table:table-cell>
          <table:table-cell office:value-type="string">
            <text:p><text:s/>Titius explains gap in planet orbits, now asteroid belt </text:p>
          </table:table-cell>
          <table:table-cell table:number-columns-repeated="2"/>
        </table:table-row>
        <table:table-row table:style-name="ro3">
          <table:table-cell office:value-type="date" office:date-value="1765-01-01">
            <text:p>1765-01-01</text:p>
          </table:table-cell>
          <table:table-cell office:value-type="string">
            <text:p><text:s/>Euler predicts Chandler motion of Earth poles </text:p>
          </table:table-cell>
          <table:table-cell table:number-columns-repeated="2"/>
        </table:table-row>
        <table:table-row table:style-name="ro3">
          <table:table-cell office:value-type="date" office:date-value="1765-01-01">
            <text:p>1765-01-01</text:p>
          </table:table-cell>
          <table:table-cell office:value-type="string">
            <text:p><text:s/>Winthrop makes first calculation of comets mass </text:p>
          </table:table-cell>
          <table:table-cell table:number-columns-repeated="2"/>
        </table:table-row>
        <table:table-row table:style-name="ro3">
          <table:table-cell office:value-type="date" office:date-value="1764-01-01">
            <text:p>1764-01-01</text:p>
          </table:table-cell>
          <table:table-cell office:value-type="string">
            <text:p>Lagrange, Libration de la lune, explains lunar libration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First transit of Venu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ambert proposes Milky Way heaps of star clusters confined within a disc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omonosov discovers atmosphere of Venus during transit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Maskelyne perfects lunar-distance method for longitude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Harrison invents sea-worthy clock for longitude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1st of 18th century Venus transit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ambert calculates transfer trajectories between planets </text:p>
          </table:table-cell>
          <table:table-cell table:number-columns-repeated="2"/>
        </table:table-row>
        <table:table-row table:style-name="ro3">
          <table:table-cell office:value-type="date" office:date-value="1760-01-01">
            <text:p>1760-01-01</text:p>
          </table:table-cell>
          <table:table-cell office:value-type="string">
            <text:p><text:s/>Lambert studies diffuse reflection,invents albedo. </text:p>
          </table:table-cell>
          <table:table-cell table:number-columns-repeated="2"/>
        </table:table-row>
        <table:table-row table:style-name="ro3">
          <table:table-cell office:value-type="date" office:date-value="1760-01-01">
            <text:p>1760-01-01</text:p>
          </table:table-cell>
          <table:table-cell office:value-type="string">
            <text:p><text:s/>Lambert makes first photometry of planet albedo </text:p>
          </table:table-cell>
          <table:table-cell table:number-columns-repeated="2"/>
        </table:table-row>
        <table:table-row table:style-name="ro3">
          <table:table-cell office:value-type="date" office:date-value="1759-01-01">
            <text:p>1759-01-01</text:p>
          </table:table-cell>
          <table:table-cell office:value-type="string">
            <text:p>Halley's comet returns, matching Clairaut's predictions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Clairaut predicts the return of Halley's comet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John Dolland constructs an achromatic telescope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Palitzsch finds Halleys comet, first comet whose future return path was predicted. 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Halleys comet returns, first periodic comet 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Messier recovers Crab Nebula, starts catalog of nebulae.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Dolland perfects achromatic refractor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Campbell, and Bird, invents marine sextant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Clairaut fixes best ever mass of Moon and planets </text:p>
          </table:table-cell>
          <table:table-cell table:number-columns-repeated="2"/>
        </table:table-row>
        <table:table-row table:style-name="ro3">
          <table:table-cell office:value-type="date" office:date-value="1756-01-01">
            <text:p>1756-01-01</text:p>
          </table:table-cell>
          <table:table-cell office:value-type="string">
            <text:p><text:s/>Canton discovers first disruptions in Earth magnetic field </text:p>
          </table:table-cell>
          <table:table-cell table:number-columns-repeated="2"/>
        </table:table-row>
        <table:table-row table:style-name="ro3">
          <table:table-cell office:value-type="date" office:date-value="1756-01-01">
            <text:p>1756-01-01</text:p>
          </table:table-cell>
          <table:table-cell office:value-type="string">
            <text:p><text:s/>Lomonosov argues for wave nature of light </text:p>
          </table:table-cell>
          <table:table-cell table:number-columns-repeated="2"/>
        </table:table-row>
        <table:table-row table:style-name="ro3">
          <table:table-cell office:value-type="date" office:date-value="1755-01-01">
            <text:p>1755-01-01</text:p>
          </table:table-cell>
          <table:table-cell office:value-type="string">
            <text:p><text:s/>Kant proposes solar system formed from nebula </text:p>
          </table:table-cell>
          <table:table-cell table:number-columns-repeated="2"/>
        </table:table-row>
        <table:table-row table:style-name="ro3">
          <table:table-cell office:value-type="date" office:date-value="1755-01-01">
            <text:p>1755-01-01</text:p>
          </table:table-cell>
          <table:table-cell office:value-type="string">
            <text:p><text:s/>Kant proposes Oort cloud for comet origin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Dolland invents heliometer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iran publishes first textbook on aurorae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claurin posthumously proposes Jupiter is a fluid body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Kant proposes secular acceleration of Moon motion is due to Earth slowdown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claurin papers show gravity of fluid planets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Melvill studies brightline spectra in flames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Mayer improves lunar-distance method for finding longitude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LaCaille issues cluster and nebula catalog of south skies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Thomas Wright, An original theory and new hypothesis of the universe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Mayer invents selenographic coordinate system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Mayer designs first lunar globe, never built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Wright proposes island universes and plurality of worlds 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Clairaut reverses himself and announces that Newton's theory does account for the motions of the moon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D'Alembert, Researches on the precession of the equinoxes and on the nutation of the earth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<text:s/>Dunthorne fixes secular acceleration of Moon 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<text:s/>Melvill builds spectroscope, studies spectrum lines 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Bradley discovers nutation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<text:s/>Bradley discovers Earth nutation, predicted by Newton 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<text:s/>Lomonosov discovers conservation of mass and energy </text:p>
          </table:table-cell>
          <table:table-cell table:number-columns-repeated="2"/>
        </table:table-row>
        <table:table-row table:style-name="ro3">
          <table:table-cell office:value-type="date" office:date-value="1747-01-01">
            <text:p>1747-01-01</text:p>
          </table:table-cell>
          <table:table-cell office:value-type="string">
            <text:p>Clairaut, Theory of the moon, announces that Newton's theory cannot account for the motions of the moon</text:p>
          </table:table-cell>
          <table:table-cell table:number-columns-repeated="2"/>
        </table:table-row>
        <table:table-row table:style-name="ro3">
          <table:table-cell office:value-type="date" office:date-value="1747-01-01">
            <text:p>1747-01-01</text:p>
          </table:table-cell>
          <table:table-cell office:value-type="string">
            <text:p><text:s/>Clairaut finds first solution of 3-body problem for Moon </text:p>
          </table:table-cell>
          <table:table-cell table:number-columns-repeated="2"/>
        </table:table-row>
        <table:table-row table:style-name="ro3">
          <table:table-cell office:value-type="date" office:date-value="1746-01-01">
            <text:p>1746-01-01</text:p>
          </table:table-cell>
          <table:table-cell office:value-type="string">
            <text:p><text:s/>Euler explains refraction by wave theory of light </text:p>
          </table:table-cell>
          <table:table-cell table:number-columns-repeated="2"/>
        </table:table-row>
        <table:table-row table:style-name="ro3">
          <table:table-cell office:value-type="date" office:date-value="1745-01-01">
            <text:p>1745-01-01</text:p>
          </table:table-cell>
          <table:table-cell office:value-type="string">
            <text:p><text:s/>Laplace proposes Earth is splash of Sun after comet collision </text:p>
          </table:table-cell>
          <table:table-cell table:number-columns-repeated="2"/>
        </table:table-row>
        <table:table-row table:style-name="ro3">
          <table:table-cell office:value-type="date" office:date-value="1745-01-01">
            <text:p>1745-01-01</text:p>
          </table:table-cell>
          <table:table-cell office:value-type="string">
            <text:p><text:s/>Bevis makes most detailed staratlas, never published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Pope allows Galileos Dialogue to publish only with his denial of Copernicus system in it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Cassini makes first national geodetic survey, in France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deCheseaux studies Olberss paradox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Clairaut, Theory of the shape of the earth, shows that Newton's theory is correct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Christin invents Celsius temperature scale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dAlembert uses energy concept in Newton gravity theory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Clairaut clacs variation of gravity on oblate Earth </text:p>
          </table:table-cell>
          <table:table-cell table:number-columns-repeated="2"/>
        </table:table-row>
        <table:table-row table:style-name="ro3">
          <table:table-cell office:value-type="date" office:date-value="1742-01-01">
            <text:p>1742-01-01</text:p>
          </table:table-cell>
          <table:table-cell office:value-type="string">
            <text:p><text:s/>Celsius invents inverse centigrade temperature scale </text:p>
          </table:table-cell>
          <table:table-cell table:number-columns-repeated="2"/>
        </table:table-row>
        <table:table-row table:style-name="ro3">
          <table:table-cell office:value-type="date" office:date-value="1742-01-01">
            <text:p>1742-01-01</text:p>
          </table:table-cell>
          <table:table-cell office:value-type="string">
            <text:p><text:s/>Maclaurin explains spherical shape of planets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Short starts selling first commercial reflectors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Stukely discovers solstice alignment at Stonehenge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Bouguer discovers gravity variation around world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Winthrop starts first routine monitoring of sunspots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deMaupertuis fixes oblatitude of Earth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Halley confirms secular acceleration of Moon, first noticed in 1692</text:p>
          </table:table-cell>
          <table:table-cell table:number-columns-repeated="2"/>
        </table:table-row>
        <table:table-row table:style-name="ro3">
          <table:table-cell office:value-type="date" office:date-value="1738-01-01">
            <text:p>1738-01-01</text:p>
          </table:table-cell>
          <table:table-cell office:value-type="string">
            <text:p><text:s/>Smith issues Opticks, 1st book on telescope making </text:p>
          </table:table-cell>
          <table:table-cell table:number-columns-repeated="2"/>
        </table:table-row>
        <table:table-row table:style-name="ro3">
          <table:table-cell office:value-type="date" office:date-value="1738-01-01">
            <text:p>1738-01-01</text:p>
          </table:table-cell>
          <table:table-cell office:value-type="string">
            <text:p><text:s/>Delisle invents heliographic coordinate system </text:p>
          </table:table-cell>
          <table:table-cell table:number-columns-repeated="2"/>
        </table:table-row>
        <table:table-row table:style-name="ro3">
          <table:table-cell office:value-type="date" office:date-value="1737-01-01">
            <text:p>1737-01-01</text:p>
          </table:table-cell>
          <table:table-cell office:value-type="string">
            <text:p><text:s/>Bevis observes first planet-planet occultation, Venus over Mercury </text:p>
          </table:table-cell>
          <table:table-cell table:number-columns-repeated="2"/>
        </table:table-row>
        <table:table-row table:style-name="ro3">
          <table:table-cell office:value-type="date" office:date-value="1736-01-01">
            <text:p>1736-01-01</text:p>
          </table:table-cell>
          <table:table-cell office:value-type="string">
            <text:p><text:s/>Euler applies differential equations to Newton mechanics 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The Academie des sciences sends out two expeditions to Ecuador and Lapland to determine the shape of the earth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<text:s/>deCondamine fixes curvature of Earth 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<text:s/>Harrison invents mechanical clock for longitude</text:p>
          </table:table-cell>
          <table:table-cell table:number-columns-repeated="2"/>
        </table:table-row>
        <table:table-row table:style-name="ro3">
          <table:table-cell office:value-type="date" office:date-value="1734-01-01">
            <text:p>1734-01-01</text:p>
          </table:table-cell>
          <table:table-cell office:value-type="string">
            <text:p><text:s/>France finally accepts Newton gravitation theory 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Chester Hall invents the achromatic telescope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<text:s/>Hall invents achromatic refractor 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<text:s/>Celsius explains aurora borealis </text:p>
          </table:table-cell>
          <table:table-cell table:number-columns-repeated="2"/>
        </table:table-row>
        <table:table-row table:style-name="ro3">
          <table:table-cell office:value-type="date" office:date-value="1732-01-01">
            <text:p>1732-01-01</text:p>
          </table:table-cell>
          <table:table-cell office:value-type="string">
            <text:p><text:s/>deMaupertuis proposes Earth is oblate, not prolate 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Hadley and Godfrey invent the relecting quadrant (octant)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<text:s/>Hadley, and Geoffrey, invents marine quadrant 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<text:s/>Bevis discovers Crab Nebula, later catalogued by Messier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Bouger invents photometer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Bouger describes light attenuation thru glass plates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Motte translates Newtons Principia into English</text:p>
          </table:table-cell>
          <table:table-cell table:number-columns-repeated="2"/>
        </table:table-row>
        <table:table-row table:style-name="ro3">
          <table:table-cell office:value-type="date" office:date-value="1728-01-01">
            <text:p>1728-01-01</text:p>
          </table:table-cell>
          <table:table-cell office:value-type="string">
            <text:p>Bradley discovers stellar aberration</text:p>
          </table:table-cell>
          <table:table-cell table:number-columns-repeated="2"/>
        </table:table-row>
        <table:table-row table:style-name="ro3">
          <table:table-cell office:value-type="date" office:date-value="1728-01-01">
            <text:p>1728-01-01</text:p>
          </table:table-cell>
          <table:table-cell office:value-type="string">
            <text:p><text:s/>Bianchini fixes Venus rotation (wrong, until spacecraft measurements in 1960s.) </text:p>
          </table:table-cell>
          <table:table-cell table:number-columns-repeated="2"/>
        </table:table-row>
        <table:table-row table:style-name="ro3">
          <table:table-cell office:value-type="date" office:date-value="1727-01-01">
            <text:p>1727-01-01</text:p>
          </table:table-cell>
          <table:table-cell office:value-type="string">
            <text:p><text:s/>Schulze discoveres photochemical effect in silver nitrate. </text:p>
          </table:table-cell>
          <table:table-cell table:number-columns-repeated="2"/>
        </table:table-row>
        <table:table-row table:style-name="ro3">
          <table:table-cell office:value-type="date" office:date-value="1727-01-01">
            <text:p>1727-01-01</text:p>
          </table:table-cell>
          <table:table-cell office:value-type="string">
            <text:p><text:s/>Bradley discovers aberration as effect of light speed 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Flamsteed, Historia coelestis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<text:s/>Flamsteed posthumously issues most accurate staratlas, uses Flamsteed designations 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<text:s/>Thiout builds clock for true, not mean, solar time </text:p>
          </table:table-cell>
          <table:table-cell table:number-columns-repeated="2"/>
        </table:table-row>
        <table:table-row table:style-name="ro3">
          <table:table-cell office:value-type="date" office:date-value="1724-01-01">
            <text:p>1724-01-01</text:p>
          </table:table-cell>
          <table:table-cell office:value-type="string">
            <text:p><text:s/>Maraldi shows corona is part of Sun, not Moon </text:p>
          </table:table-cell>
          <table:table-cell table:number-columns-repeated="2"/>
        </table:table-row>
        <table:table-row table:style-name="ro3">
          <table:table-cell office:value-type="date" office:date-value="1724-01-01">
            <text:p>1724-01-01</text:p>
          </table:table-cell>
          <table:table-cell office:value-type="string">
            <text:p><text:s/>Graham, also Celsius, discovers geomagnetic storm by violent agitation of marine compass </text:p>
          </table:table-cell>
          <table:table-cell table:number-columns-repeated="2"/>
        </table:table-row>
        <table:table-row table:style-name="ro3">
          <table:table-cell office:value-type="date" office:date-value="1722-01-01">
            <text:p>1722-01-01</text:p>
          </table:table-cell>
          <table:table-cell office:value-type="string">
            <text:p><text:s/>Graham discovers diurnal variation of declination.</text:p>
          </table:table-cell>
          <table:table-cell table:number-columns-repeated="2"/>
        </table:table-row>
        <table:table-row table:style-name="ro3">
          <table:table-cell office:value-type="date" office:date-value="1722-01-01">
            <text:p>1722-01-01</text:p>
          </table:table-cell>
          <table:table-cell office:value-type="string">
            <text:p><text:s/>Hadley makes first practical reflector telescope </text:p>
          </table:table-cell>
          <table:table-cell table:number-columns-repeated="2"/>
        </table:table-row>
        <table:table-row table:style-name="ro3">
          <table:table-cell office:value-type="date" office:date-value="1721-01-01">
            <text:p>1721-01-01</text:p>
          </table:table-cell>
          <table:table-cell office:value-type="string">
            <text:p><text:s/>Berkeley proposes matter-space interaction </text:p>
          </table:table-cell>
          <table:table-cell table:number-columns-repeated="2"/>
        </table:table-row>
        <table:table-row table:style-name="ro3">
          <table:table-cell office:value-type="date" office:date-value="1720-01-01">
            <text:p>1720-01-01</text:p>
          </table:table-cell>
          <table:table-cell office:value-type="string">
            <text:p><text:s/>Halley studies Olbers paradox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Maraldi makes first detailed Mars map, fixes rotation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Maraldi explains changes of Mars polar caps as ice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Stupendous aurora erupts over Europe starting modern scientific study of northern lights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Jacques Cassini claims the earth is flattened at the equator, contrary to Newton's theory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Halley discovers proper motion of stars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<text:s/>Halley discovers proper motion of stars 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<text:s/>Cassini proposes Earth is prolate (its really oblate)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Halley shows aurora rays converge by perspective effect and align with Earth magnetic field 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France opens contest for determining longitude 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Halley proposes Venus transit for fixing Earth-Sun distance </text:p>
          </table:table-cell>
          <table:table-cell table:number-columns-repeated="2"/>
        </table:table-row>
        <table:table-row table:style-name="ro3">
          <table:table-cell office:value-type="date" office:date-value="1715-01-01">
            <text:p>1715-01-01</text:p>
          </table:table-cell>
          <table:table-cell office:value-type="string">
            <text:p><text:s/>Halley discovers Bailys beads during solar eclipse </text:p>
          </table:table-cell>
          <table:table-cell table:number-columns-repeated="2"/>
        </table:table-row>
        <table:table-row table:style-name="ro3">
          <table:table-cell office:value-type="date" office:date-value="1715-01-01">
            <text:p>1715-01-01</text:p>
          </table:table-cell>
          <table:table-cell office:value-type="string">
            <text:p><text:s/>Halley does first calcs of ground track of solar eclipse </text:p>
          </table:table-cell>
          <table:table-cell table:number-columns-repeated="2"/>
        </table:table-row>
        <table:table-row table:style-name="ro3">
          <table:table-cell office:value-type="date" office:date-value="1714-01-01">
            <text:p>1714-01-01</text:p>
          </table:table-cell>
          <table:table-cell office:value-type="string">
            <text:p><text:s/>England opens contest for determining longitude </text:p>
          </table:table-cell>
          <table:table-cell table:number-columns-repeated="2"/>
        </table:table-row>
        <table:table-row table:style-name="ro3">
          <table:table-cell office:value-type="date" office:date-value="1714-01-01">
            <text:p>1714-01-01</text:p>
          </table:table-cell>
          <table:table-cell office:value-type="string">
            <text:p><text:s/>Leibniz proposes space and time can not be absolute </text:p>
          </table:table-cell>
          <table:table-cell table:number-columns-repeated="2"/>
        </table:table-row>
        <table:table-row table:style-name="ro3">
          <table:table-cell office:value-type="date" office:date-value="1713-01-01">
            <text:p>1713-01-01</text:p>
          </table:table-cell>
          <table:table-cell office:value-type="string">
            <text:p><text:s/>Newton issues updated Principia </text:p>
          </table:table-cell>
          <table:table-cell table:number-columns-repeated="2"/>
        </table:table-row>
        <table:table-row table:style-name="ro3">
          <table:table-cell office:value-type="date" office:date-value="1712-01-01">
            <text:p>1712-01-01</text:p>
          </table:table-cell>
          <table:table-cell office:value-type="string">
            <text:p>John Flamsteed, Historia coelestis Britannica</text:p>
          </table:table-cell>
          <table:table-cell table:number-columns-repeated="2"/>
        </table:table-row>
        <table:table-row table:style-name="ro3">
          <table:table-cell office:value-type="date" office:date-value="1712-01-01">
            <text:p>1712-01-01</text:p>
          </table:table-cell>
          <table:table-cell office:value-type="string">
            <text:p><text:s/>bootleg unverified Flamsteed catalog is issued </text:p>
          </table:table-cell>
          <table:table-cell table:number-columns-repeated="2"/>
        </table:table-row>
        <table:table-row table:style-name="ro3">
          <table:table-cell office:value-type="date" office:date-value="1710-01-01">
            <text:p>1710-01-01</text:p>
          </table:table-cell>
          <table:table-cell office:value-type="string">
            <text:p><text:s/>end of Maunder sunspot drought on Sun </text:p>
          </table:table-cell>
          <table:table-cell table:number-columns-repeated="2"/>
        </table:table-row>
        <table:table-row table:style-name="ro3">
          <table:table-cell office:value-type="date" office:date-value="1708-01-01">
            <text:p>1708-01-01</text:p>
          </table:table-cell>
          <table:table-cell office:value-type="string">
            <text:p><text:s/>Jupiters great red spot reappears, gone since 1680s</text:p>
          </table:table-cell>
          <table:table-cell table:number-columns-repeated="2"/>
        </table:table-row>
        <table:table-row table:style-name="ro3">
          <table:table-cell office:value-type="date" office:date-value="1706-01-01">
            <text:p>1706-01-01</text:p>
          </table:table-cell>
          <table:table-cell office:value-type="string">
            <text:p><text:s/>Stannyan discovers prominences during solar eclipse </text:p>
          </table:table-cell>
          <table:table-cell table:number-columns-repeated="2"/>
        </table:table-row>
        <table:table-row table:style-name="ro3">
          <table:table-cell office:value-type="date" office:date-value="1705-01-01">
            <text:p>1705-01-01</text:p>
          </table:table-cell>
          <table:table-cell office:value-type="string">
            <text:p><text:s/>Halley proposes periodic comets, predicts return of Halleys comet </text:p>
          </table:table-cell>
          <table:table-cell/>
          <table:table-cell table:style-name="ce13" office:value-type="string">
            <text:p>A Synopsis of the Astronomy of Comets</text:p>
          </table:table-cell>
        </table:table-row>
        <table:table-row table:style-name="ro3">
          <table:table-cell office:value-type="date" office:date-value="1705-01-01">
            <text:p>1705-01-01</text:p>
          </table:table-cell>
          <table:table-cell office:value-type="string">
            <text:p><text:s/>Flamsteed issues 1st part of most accurate star catalog </text:p>
          </table:table-cell>
          <table:table-cell table:number-columns-repeated="2"/>
        </table:table-row>
        <table:table-row table:style-name="ro3">
          <table:table-cell office:value-type="date" office:date-value="1704-01-01">
            <text:p>1704-01-01</text:p>
          </table:table-cell>
          <table:table-cell office:value-type="string">
            <text:p><text:s/>Newton issues corpuscular theory of light </text:p>
          </table:table-cell>
          <table:table-cell table:number-columns-repeated="2"/>
        </table:table-row>
        <table:table-row table:style-name="ro3">
          <table:table-cell office:value-type="date" office:date-value="1702-01-01">
            <text:p>1702-01-01</text:p>
          </table:table-cell>
          <table:table-cell office:value-type="string">
            <text:p><text:s/>Haukshee shows that electricity makes rarefied air glow, hints at cause of aurora </text:p>
          </table:table-cell>
          <table:table-cell table:number-columns-repeated="2"/>
        </table:table-row>
        <table:table-row table:style-name="ro3">
          <table:table-cell office:value-type="date" office:date-value="1702-01-01">
            <text:p>1702-01-01</text:p>
          </table:table-cell>
          <table:table-cell office:value-type="string">
            <text:p><text:s/>Gregory writes first astronomy textbook with Newton gravity </text:p>
          </table:table-cell>
          <table:table-cell table:number-columns-repeated="2"/>
        </table:table-row>
        <table:table-row table:style-name="ro3">
          <table:table-cell office:value-type="date" office:date-value="1701-01-01">
            <text:p>1701-01-01</text:p>
          </table:table-cell>
          <table:table-cell office:value-type="string">
            <text:p><text:s/>England issues charts with compass variation contours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Roemer invents meridian transit telescope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Boyle, Lord of Orrery, invents hand-driven model of solar system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Delisle perfects celestial geodesy </text:p>
          </table:table-cell>
          <table:table-cell table:number-columns-repeated="2"/>
        </table:table-row>
        <table:table-row table:style-name="ro3" table:number-rows-repeated="3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7th Century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9"/>
        </table:table-row>
        <table:table-row table:style-name="ro1">
          <table:table-cell table:style-name="ce1"/>
          <table:table-cell table:style-name="ce12" office:value-type="string">
            <text:p><text:span text:style-name="T3">17</text:span><text:span text:style-name="T4">th</text:span><text:span text:style-name="T3"> Century</text:span></text:p>
          </table:table-cell>
          <table:table-cell table:style-name="ce4"/>
          <table:table-cell table:style-name="ce9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4">
          <table:table-cell office:value-type="date" office:date-value="1687-01-01">
            <text:p>1687-01-01</text:p>
          </table:table-cell>
          <table:table-cell office:value-type="string">
            <text:p>Newton, Principia mathematica</text:p>
          </table:table-cell>
          <table:table-cell/>
          <table:table-cell office:value-type="string">
            <text:p>Principia Mathematica</text:p>
          </table:table-cell>
        </table:table-row>
        <table:table-row table:style-name="ro3">
          <table:table-cell office:value-type="date" office:date-value="1668-01-01">
            <text:p>1668-01-01</text:p>
          </table:table-cell>
          <table:table-cell office:value-type="string">
            <text:p>Newton invents the reflecting telescope</text:p>
          </table:table-cell>
          <table:table-cell table:number-columns-repeated="2"/>
        </table:table-row>
        <table:table-row table:style-name="ro3">
          <table:table-cell office:value-type="date" office:date-value="1665-01-01">
            <text:p>1665-01-01</text:p>
          </table:table-cell>
          <table:table-cell office:value-type="string">
            <text:p>Newton conceives of the idea of universal gravitation</text:p>
          </table:table-cell>
          <table:table-cell table:number-columns-repeated="2"/>
        </table:table-row>
        <table:table-row table:style-name="ro4">
          <table:table-cell table:style-name="ce1" office:value-type="date" office:date-value="1610-01-01">
            <text:p>1610-01-01</text:p>
          </table:table-cell>
          <table:table-cell office:value-type="string">
            <text:p>Galileo Galilei publishes telescope observations</text:p>
          </table:table-cell>
          <table:table-cell/>
          <table:table-cell office:value-type="string">
            <text:p>Sidereus Nuncius</text:p>
          </table:table-cell>
        </table:table-row>
        <table:table-row table:style-name="ro4" table:number-rows-repeated="92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Notes" table:style-name="ta1" table:print="false">
        <table:table-column table:style-name="co5" table:default-cell-style-name="ce14"/>
        <table:table-row table:style-name="ro3" table:number-rows-repeated="2">
          <table:table-cell table:style-name="Default"/>
        </table:table-row>
        <table:table-row table:style-name="ro3">
          <table:table-cell office:value-type="string">
            <text:p>This time line should provide a beginning to defining the relationships between published works</text:p>
          </table:table-cell>
        </table:table-row>
        <table:table-row table:style-name="ro3">
          <table:table-cell office:value-type="string">
            <text:p>The goal is to decide which events are important and how they were communicated between</text:p>
          </table:table-cell>
        </table:table-row>
        <table:table-row table:style-name="ro3">
          <table:table-cell office:value-type="string">
            <text:p>journal articles and book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The spread sheet format allow us to export the data ultimately to MySQL and from there</text:p>
          </table:table-cell>
        </table:table-row>
        <table:table-row table:style-name="ro3">
          <table:table-cell office:value-type="string">
            <text:p>to a web page via Php or to a pretty printed version via LaTeX or some other text processor</text:p>
          </table:table-cell>
        </table:table-row>
        <table:table-row table:style-name="ro3">
          <table:table-cell table:style-name="Default"/>
        </table:table-row>
        <table:table-row table:style-name="ro3">
          <table:table-cell office:value-type="string">
            <text:p>The spread sheet also allows use to enter data in a random order and then sort by date</text:p>
          </table:table-cell>
        </table:table-row>
        <table:table-row table:style-name="ro3">
          <table:table-cell office:value-type="string">
            <text:p>or topic. <text:s/>Some day I'll build the Php/MySQL interface that allows editing and then</text:p>
          </table:table-cell>
        </table:table-row>
        <table:table-row table:style-name="ro3">
          <table:table-cell office:value-type="string">
            <text:p>the spread sheet will be obsolete</text:p>
          </table:table-cell>
        </table:table-row>
      </table:table>
      <table:database-ranges>
        <table:database-range table:target-range-address="'20th Century'.A4:'20th Century'.D10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</number:date-style>
    <number:date-style style:name="N5106" number:language="en" number:country="GB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6">11/06/2010</text:date>, <text:time>12:4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Fowler</meta:initial-creator>
    <meta:creation-date>2010-01-07T21:52:50</meta:creation-date>
    <dc:date>2010-11-06T12:43:43</dc:date>
    <dc:creator>Jim Fowler</dc:creator>
    <meta:editing-duration>PT149H24M01S</meta:editing-duration>
    <meta:editing-cycles>32</meta:editing-cycles>
    <meta:generator>OpenOffice.org/3.2$Linux OpenOffice.org_project/320m12$Build-9483</meta:generator>
    <meta:document-statistic meta:table-count="5" meta:cell-count="84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